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 manifest:full-path="Pictures/200001FB00006D080000543AEA1CF30D.wmf"/>
  <manifest:file-entry manifest:media-type="" manifest:full-path="Pictures/200001F600006D080000543A39AD31A5.wmf"/>
  <manifest:file-entry manifest:media-type="text/xml" manifest:full-path="content.xml"/>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text/xml" manifest:full-path="meta.xml"/>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application/rdf+xml" manifest:full-path="manifest.rdf"/>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application/binary" manifest:full-path="layout-cache"/>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settings.xml"/>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9"/>
  <manifest:file-entry manifest:media-type="text/xml" manifest:full-path="styles.xml"/>
  <manifest:file-entry manifest:media-type="text/xml" manifest:full-path="Object 9/settings.xml"/>
  <manifest:file-entry manifest:media-type="text/xml" manifest:full-path="Object 9/content.xml"/>
  <manifest:file-entry manifest:media-type="" manifest:full-path="Object 9/Configurations2/accelerator/current.xml"/>
  <manifest:file-entry manifest:media-type="application/vnd.sun.xml.ui.configuration" manifest:full-path="Object 9/Configurations2/"/>
  <manifest:file-entry manifest:media-type="application/vnd.oasis.opendocument.formula" manifest:version="1.2" manifest:full-path="Object 9/"/>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2" svg:font-family="Symbol" style:font-charset="x-symbol"/>
    <style:font-face style:name="Symbol1" svg:font-family="Symbol" style:font-pitch="variable" style:font-charset="x-symbol"/>
    <style:font-face style:name="Symbol Neu" svg:font-family="'Symbol Neu'" style:font-pitch="variable" style:font-charset="x-symbol"/>
    <style:font-face style:name="Cambria1" svg:font-family="Cambria" style:font-family-generic="roman"/>
    <style:font-face style:name=".AppleSystemUIFont" svg:font-family=".AppleSystemUIFont" style:font-family-generic="swiss"/>
    <style:font-face style:name="Lucida Sans1" svg:font-family="'Lucida Sans'" style:font-family-generic="swiss"/>
    <style:font-face style:name="Apple Symbols" svg:font-family="'Apple Symbols'"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1" style:family="table">
      <style:table-properties style:width="15.069cm" fo:margin-left="-0.191cm" fo:margin-top="0cm" fo:margin-bottom="0cm" table:align="left" style:writing-mode="lr-tb"/>
    </style:style>
    <style:style style:name="Tabel1.A" style:family="table-column">
      <style:table-column-properties style:column-width="2.189cm"/>
    </style:style>
    <style:style style:name="Tabel1.B" style:family="table-column">
      <style:table-column-properties style:column-width="2.752cm"/>
    </style:style>
    <style:style style:name="Tabel1.C" style:family="table-column">
      <style:table-column-properties style:column-width="2.498cm"/>
    </style:style>
    <style:style style:name="Tabel1.D" style:family="table-column">
      <style:table-column-properties style:column-width="2.748cm"/>
    </style:style>
    <style:style style:name="Tabel1.E" style:family="table-column">
      <style:table-column-properties style:column-width="2.663cm"/>
    </style:style>
    <style:style style:name="Tabel1.F" style:family="table-column">
      <style:table-column-properties style:column-width="2.217cm"/>
    </style:style>
    <style:style style:name="Tabel1.1" style:family="table-row">
      <style:table-row-properties style:keep-together="true" fo:keep-together="auto"/>
    </style:style>
    <style:style style:name="Tabel1.A1" style:family="table-cell">
      <style:table-cell-properties fo:padding-left="0.191cm" fo:padding-right="0.191cm" fo:padding-top="0cm" fo:padding-bottom="0cm" fo:border="0.018cm solid #00000a"/>
    </style:style>
    <style:style style:name="Tabel2" style:family="table">
      <style:table-properties style:width="15.021cm" fo:margin-left="-0.191cm" fo:margin-top="0cm" fo:margin-bottom="0cm" table:align="left" style:writing-mode="lr-tb"/>
    </style:style>
    <style:style style:name="Tabel2.A" style:family="table-column">
      <style:table-column-properties style:column-width="2.15cm"/>
    </style:style>
    <style:style style:name="Tabel2.B" style:family="table-column">
      <style:table-column-properties style:column-width="2.134cm"/>
    </style:style>
    <style:style style:name="Tabel2.C" style:family="table-column">
      <style:table-column-properties style:column-width="2.2cm"/>
    </style:style>
    <style:style style:name="Tabel2.D" style:family="table-column">
      <style:table-column-properties style:column-width="2.434cm"/>
    </style:style>
    <style:style style:name="Tabel2.E" style:family="table-column">
      <style:table-column-properties style:column-width="1.965cm"/>
    </style:style>
    <style:style style:name="Tabel2.F" style:family="table-column">
      <style:table-column-properties style:column-width="2.184cm"/>
    </style:style>
    <style:style style:name="Tabel2.G" style:family="table-column">
      <style:table-column-properties style:column-width="1.953cm"/>
    </style:style>
    <style:style style:name="Tabel2.1" style:family="table-row">
      <style:table-row-properties style:keep-together="true" fo:keep-together="auto"/>
    </style:style>
    <style:style style:name="Tabel2.A1" style:family="table-cell">
      <style:table-cell-properties fo:padding-left="0.191cm" fo:padding-right="0.191cm" fo:padding-top="0cm" fo:padding-bottom="0cm" fo:border="0.018cm solid #00000a"/>
    </style:style>
    <style:style style:name="Tabel3" style:family="table">
      <style:table-properties style:width="15.021cm" fo:margin-left="-0.191cm" fo:margin-top="0cm" fo:margin-bottom="0cm" table:align="left" style:writing-mode="lr-tb"/>
    </style:style>
    <style:style style:name="Tabel3.A" style:family="table-column">
      <style:table-column-properties style:column-width="2.565cm"/>
    </style:style>
    <style:style style:name="Tabel3.B" style:family="table-column">
      <style:table-column-properties style:column-width="2.738cm"/>
    </style:style>
    <style:style style:name="Tabel3.C" style:family="table-column">
      <style:table-column-properties style:column-width="2.501cm"/>
    </style:style>
    <style:style style:name="Tabel3.D" style:family="table-column">
      <style:table-column-properties style:column-width="2.499cm"/>
    </style:style>
    <style:style style:name="Tabel3.F" style:family="table-column">
      <style:table-column-properties style:column-width="2.215cm"/>
    </style:style>
    <style:style style:name="Tabel3.1" style:family="table-row">
      <style:table-row-properties style:keep-together="true" fo:keep-together="auto"/>
    </style:style>
    <style:style style:name="Tabel3.A1" style:family="table-cell">
      <style:table-cell-properties fo:padding-left="0.191cm" fo:padding-right="0.191cm" fo:padding-top="0cm" fo:padding-bottom="0cm" fo:border="0.018cm solid #00000a"/>
    </style:style>
    <style:style style:name="Tabel4" style:family="table">
      <style:table-properties style:width="14.982cm" fo:margin-left="-0.191cm" fo:margin-top="0cm" fo:margin-bottom="0cm" table:align="left" style:writing-mode="lr-tb"/>
    </style:style>
    <style:style style:name="Tabel4.A" style:family="table-column">
      <style:table-column-properties style:column-width="2.145cm"/>
    </style:style>
    <style:style style:name="Tabel4.B" style:family="table-column">
      <style:table-column-properties style:column-width="2.17cm"/>
    </style:style>
    <style:style style:name="Tabel4.C" style:family="table-column">
      <style:table-column-properties style:column-width="2.148cm"/>
    </style:style>
    <style:style style:name="Tabel4.D" style:family="table-column">
      <style:table-column-properties style:column-width="2.147cm"/>
    </style:style>
    <style:style style:name="Tabel4.F" style:family="table-column">
      <style:table-column-properties style:column-width="2.11cm"/>
    </style:style>
    <style:style style:name="Tabel4.G" style:family="table-column">
      <style:table-column-properties style:column-width="2.115cm"/>
    </style:style>
    <style:style style:name="Tabel4.1" style:family="table-row">
      <style:table-row-properties style:keep-together="true" fo:keep-together="auto"/>
    </style:style>
    <style:style style:name="Tabel4.A1" style:family="table-cell">
      <style:table-cell-properties fo:padding-left="0.191cm" fo:padding-right="0.191cm" fo:padding-top="0cm" fo:padding-bottom="0cm" fo:border="0.018cm solid #00000a"/>
    </style:style>
    <style:style style:name="Tabel5" style:family="table">
      <style:table-properties style:width="14.982cm" fo:margin-left="-0.191cm" fo:margin-top="0cm" fo:margin-bottom="0cm" table:align="left" style:writing-mode="lr-tb"/>
    </style:style>
    <style:style style:name="Tabel5.A" style:family="table-column">
      <style:table-column-properties style:column-width="2.145cm"/>
    </style:style>
    <style:style style:name="Tabel5.B" style:family="table-column">
      <style:table-column-properties style:column-width="2.17cm"/>
    </style:style>
    <style:style style:name="Tabel5.C" style:family="table-column">
      <style:table-column-properties style:column-width="2.148cm"/>
    </style:style>
    <style:style style:name="Tabel5.D" style:family="table-column">
      <style:table-column-properties style:column-width="2.147cm"/>
    </style:style>
    <style:style style:name="Tabel5.F" style:family="table-column">
      <style:table-column-properties style:column-width="2.11cm"/>
    </style:style>
    <style:style style:name="Tabel5.G" style:family="table-column">
      <style:table-column-properties style:column-width="2.115cm"/>
    </style:style>
    <style:style style:name="Tabel5.1" style:family="table-row">
      <style:table-row-properties style:keep-together="true" fo:keep-together="auto"/>
    </style:style>
    <style:style style:name="Tabel5.A1" style:family="table-cell">
      <style:table-cell-properties fo:padding-left="0.191cm" fo:padding-right="0.191cm" fo:padding-top="0cm" fo:padding-bottom="0cm" fo:border="0.018cm solid #00000a"/>
    </style:style>
    <style:style style:name="Tabel5.A3" style:family="table-cell">
      <style:table-cell-properties fo:background-color="#ffff00" fo:padding-left="0.191cm" fo:padding-right="0.191cm" fo:padding-top="0cm" fo:padding-bottom="0cm" fo:border="0.018cm solid #00000a">
        <style:background-image/>
      </style:table-cell-properties>
    </style:style>
    <style:style style:name="Tabel6" style:family="table">
      <style:table-properties style:width="15.021cm" fo:margin-left="-0.191cm" fo:margin-top="0cm" fo:margin-bottom="0cm" table:align="left" style:writing-mode="lr-tb"/>
    </style:style>
    <style:style style:name="Tabel6.A" style:family="table-column">
      <style:table-column-properties style:column-width="2.3cm"/>
    </style:style>
    <style:style style:name="Tabel6.B" style:family="table-column">
      <style:table-column-properties style:column-width="1.586cm"/>
    </style:style>
    <style:style style:name="Tabel6.C" style:family="table-column">
      <style:table-column-properties style:column-width="1.582cm"/>
    </style:style>
    <style:style style:name="Tabel6.D" style:family="table-column">
      <style:table-column-properties style:column-width="1.588cm"/>
    </style:style>
    <style:style style:name="Tabel6.G" style:family="table-column">
      <style:table-column-properties style:column-width="1.609cm"/>
    </style:style>
    <style:style style:name="Tabel6.I" style:family="table-column">
      <style:table-column-properties style:column-width="1.595cm"/>
    </style:style>
    <style:style style:name="Tabel6.1" style:family="table-row">
      <style:table-row-properties style:keep-together="true" fo:keep-together="auto"/>
    </style:style>
    <style:style style:name="Tabel6.A1" style:family="table-cell">
      <style:table-cell-properties fo:padding-left="0.191cm" fo:padding-right="0.191cm" fo:padding-top="0cm" fo:padding-bottom="0cm" fo:border="0.018cm solid #00000a"/>
    </style:style>
    <style:style style:name="Tabel7" style:family="table">
      <style:table-properties style:width="12.102cm" fo:margin-left="-0.191cm" fo:margin-top="0cm" fo:margin-bottom="0cm" table:align="left" style:writing-mode="lr-tb"/>
    </style:style>
    <style:style style:name="Tabel7.A" style:family="table-column">
      <style:table-column-properties style:column-width="1.298cm"/>
    </style:style>
    <style:style style:name="Tabel7.B" style:family="table-column">
      <style:table-column-properties style:column-width="1.3cm"/>
    </style:style>
    <style:style style:name="Tabel7.H" style:family="table-column">
      <style:table-column-properties style:column-width="1.499cm"/>
    </style:style>
    <style:style style:name="Tabel7.I" style:family="table-column">
      <style:table-column-properties style:column-width="1.503cm"/>
    </style:style>
    <style:style style:name="Tabel7.1" style:family="table-row">
      <style:table-row-properties style:keep-together="true" fo:keep-together="auto"/>
    </style:style>
    <style:style style:name="Tabel7.A1" style:family="table-cell">
      <style:table-cell-properties fo:padding-left="0.191cm" fo:padding-right="0.191cm" fo:padding-top="0cm" fo:padding-bottom="0cm" fo:border="0.018cm solid #00000a"/>
    </style:style>
    <style:style style:name="Tabel8" style:family="table">
      <style:table-properties style:width="12.102cm" fo:margin-left="-0.191cm" fo:margin-top="0cm" fo:margin-bottom="0cm" table:align="left" style:writing-mode="lr-tb"/>
    </style:style>
    <style:style style:name="Tabel8.A" style:family="table-column">
      <style:table-column-properties style:column-width="1.298cm"/>
    </style:style>
    <style:style style:name="Tabel8.B" style:family="table-column">
      <style:table-column-properties style:column-width="1.3cm"/>
    </style:style>
    <style:style style:name="Tabel8.H" style:family="table-column">
      <style:table-column-properties style:column-width="1.499cm"/>
    </style:style>
    <style:style style:name="Tabel8.I" style:family="table-column">
      <style:table-column-properties style:column-width="1.503cm"/>
    </style:style>
    <style:style style:name="Tabel8.1" style:family="table-row">
      <style:table-row-properties style:keep-together="true" fo:keep-together="auto"/>
    </style:style>
    <style:style style:name="Tabel8.A1" style:family="table-cell">
      <style:table-cell-properties fo:padding-left="0.191cm" fo:padding-right="0.191cm" fo:padding-top="0cm" fo:padding-bottom="0cm" fo:border="0.018cm solid #00000a"/>
    </style:style>
    <style:style style:name="P1" style:family="paragraph" style:parent-style-name="Standard">
      <style:paragraph-properties fo:line-height="150%"/>
    </style:style>
    <style:style style:name="P2" style:family="paragraph" style:parent-style-name="Standard">
      <style:paragraph-properties fo:line-height="150%" fo:orphans="0" fo:widows="0"/>
    </style:style>
    <style:style style:name="P3" style:family="paragraph" style:parent-style-name="Standard">
      <style:paragraph-properties fo:line-height="150%">
        <style:tab-stops>
          <style:tab-stop style:position="2.258cm"/>
        </style:tab-stops>
      </style:paragraph-properties>
    </style:style>
    <style:style style:name="P4" style:family="paragraph" style:parent-style-name="Standard">
      <style:text-properties fo:language="en" fo:country="GB"/>
    </style:style>
    <style:style style:name="P5" style:family="paragraph" style:parent-style-name="Standard">
      <style:text-properties fo:language="en" fo:country="GB" fo:font-weight="bold" style:font-weight-asian="bold"/>
    </style:style>
    <style:style style:name="P6" style:family="paragraph" style:parent-style-name="Standard">
      <style:paragraph-properties fo:line-height="150%"/>
      <style:text-properties fo:language="en" fo:country="GB" fo:font-weight="bold" style:font-weight-asian="bold"/>
    </style:style>
    <style:style style:name="P7" style:family="paragraph" style:parent-style-name="Standard">
      <style:paragraph-properties fo:line-height="150%"/>
      <style:text-properties fo:language="en" fo:country="GB"/>
    </style:style>
    <style:style style:name="P8" style:family="paragraph" style:parent-style-name="Standard">
      <style:paragraph-properties fo:line-height="150%">
        <style:tab-stops>
          <style:tab-stop style:position="2.258cm"/>
        </style:tab-stops>
      </style:paragraph-properties>
      <style:text-properties fo:language="en" fo:country="GB"/>
    </style:style>
    <style:style style:name="P9" style:family="paragraph" style:parent-style-name="Standard">
      <style:paragraph-properties>
        <style:tab-stops>
          <style:tab-stop style:position="2.258cm"/>
        </style:tab-stops>
      </style:paragraph-properties>
      <style:text-properties fo:language="en" fo:country="GB"/>
    </style:style>
    <style:style style:name="P10" style:family="paragraph" style:parent-style-name="Standard">
      <style:text-properties fo:language="en" fo:country="US"/>
    </style:style>
    <style:style style:name="P11" style:family="paragraph" style:parent-style-name="Standard">
      <style:paragraph-properties fo:line-height="150%"/>
      <style:text-properties fo:font-size="11pt" fo:language="en" fo:country="GB" style:font-size-asian="11pt" style:font-size-complex="11pt"/>
    </style:style>
    <style:style style:name="P12" style:family="paragraph" style:parent-style-name="Standard">
      <style:paragraph-properties fo:margin-left="0cm" fo:margin-right="0cm" fo:line-height="150%" fo:text-indent="1cm" style:auto-text-indent="false"/>
      <style:text-properties fo:language="en" fo:country="GB"/>
    </style:style>
    <style:style style:name="P13" style:family="paragraph" style:parent-style-name="Standard">
      <style:paragraph-properties fo:margin-left="0cm" fo:margin-right="0cm" fo:line-height="150%" fo:orphans="0" fo:widows="0" fo:text-indent="1cm" style:auto-text-indent="false"/>
      <style:text-properties fo:language="en" fo:country="GB"/>
    </style:style>
    <style:style style:name="P14" style:family="paragraph" style:parent-style-name="Standard">
      <style:paragraph-properties fo:margin-left="1cm" fo:margin-right="0cm" fo:line-height="150%" fo:text-indent="1cm" style:auto-text-indent="false">
        <style:tab-stops>
          <style:tab-stop style:position="13.753cm"/>
        </style:tab-stops>
      </style:paragraph-properties>
    </style:style>
    <style:style style:name="P15" style:family="paragraph" style:parent-style-name="Standard">
      <style:paragraph-properties fo:margin-left="1cm" fo:margin-right="0cm" fo:line-height="150%" fo:text-indent="0cm" style:auto-text-indent="false"/>
    </style:style>
    <style:style style:name="P16" style:family="paragraph" style:parent-style-name="Standard">
      <style:paragraph-properties fo:margin-left="1cm" fo:margin-right="0cm" fo:line-height="150%" fo:text-indent="0cm" style:auto-text-indent="false">
        <style:tab-stops>
          <style:tab-stop style:position="13.753cm"/>
        </style:tab-stops>
      </style:paragraph-properties>
    </style:style>
    <style:style style:name="P17" style:family="paragraph" style:parent-style-name="Standard">
      <style:paragraph-properties fo:margin-left="1cm" fo:margin-right="0cm" fo:line-height="150%" fo:text-indent="0cm" style:auto-text-indent="false"/>
      <style:text-properties fo:language="en" fo:country="GB"/>
    </style:style>
    <style:style style:name="P18" style:family="paragraph" style:parent-style-name="Standard">
      <style:paragraph-properties fo:keep-with-next="always"/>
    </style:style>
    <style:style style:name="P19" style:family="paragraph" style:parent-style-name="Standard">
      <style:paragraph-properties fo:line-height="150%" fo:keep-with-next="always"/>
    </style:style>
    <style:style style:name="P20" style:family="paragraph" style:parent-style-name="Standard">
      <style:paragraph-properties fo:keep-with-next="always"/>
      <style:text-properties fo:language="en" fo:country="GB"/>
    </style:style>
    <style:style style:name="P21" style:family="paragraph" style:parent-style-name="Standard">
      <style:paragraph-properties fo:line-height="150%" fo:keep-with-next="always"/>
      <style:text-properties style:font-name="Calibri" fo:language="en" fo:country="US" style:font-weight-complex="bold"/>
    </style:style>
    <style:style style:name="P22" style:family="paragraph" style:parent-style-name="Standard">
      <style:paragraph-properties fo:keep-with-next="always"/>
      <style:text-properties fo:language="en" fo:country="US"/>
    </style:style>
    <style:style style:name="P23" style:family="paragraph" style:parent-style-name="Standard">
      <style:paragraph-properties fo:keep-with-next="always">
        <style:tab-stops>
          <style:tab-stop style:position="4.445cm"/>
        </style:tab-stops>
      </style:paragraph-properties>
      <style:text-properties fo:language="en" fo:country="US"/>
    </style:style>
    <style:style style:name="P24" style:family="paragraph" style:parent-style-name="Standard">
      <style:paragraph-properties fo:line-height="150%" fo:break-before="page"/>
      <style:text-properties fo:language="en" fo:country="GB"/>
    </style:style>
    <style:style style:name="P25" style:family="paragraph" style:parent-style-name="Standard">
      <style:paragraph-properties fo:line-height="150%" fo:break-before="page"/>
    </style:style>
    <style:style style:name="P26" style:family="paragraph" style:parent-style-name="Standard">
      <style:paragraph-properties fo:margin-left="0cm" fo:margin-right="0cm" fo:line-height="150%" fo:text-indent="0.958cm" style:auto-text-indent="false" fo:keep-with-next="always"/>
      <style:text-properties style:font-name="Calibri" fo:language="en" fo:country="US" style:font-weight-complex="bold"/>
    </style:style>
    <style:style style:name="P27" style:family="paragraph" style:parent-style-name="Standard">
      <style:paragraph-properties fo:margin-left="0.847cm" fo:margin-right="0cm" fo:line-height="150%" fo:orphans="0" fo:widows="0" fo:text-indent="-0.847cm" style:auto-text-indent="false"/>
    </style:style>
    <style:style style:name="P28" style:family="paragraph" style:parent-style-name="Standard" style:master-page-name="Standard">
      <style:paragraph-properties fo:line-height="150%" style:page-number="auto"/>
    </style:style>
    <style:style style:name="P29" style:family="paragraph" style:parent-style-name="Standard" style:list-style-name="" style:master-page-name="">
      <style:paragraph-properties fo:margin-left="0.099cm" fo:margin-right="0cm" fo:line-height="150%" fo:orphans="2" fo:widows="2" fo:text-indent="0cm" style:auto-text-indent="false" style:page-number="auto" style:writing-mode="lr-tb"/>
    </style:style>
    <style:style style:name="P30" style:family="paragraph" style:parent-style-name="Normal_20__28_Web_29_">
      <style:paragraph-properties fo:margin-left="0cm" fo:margin-right="0cm" fo:margin-top="0cm" fo:margin-bottom="0cm" fo:text-indent="0.501cm" style:auto-text-indent="false"/>
    </style:style>
    <style:style style:name="P31"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fo:font-weight="bold" style:font-name-asian="Times New Roman" style:font-weight-asian="bold" style:font-name-complex="Times New Roman"/>
    </style:style>
    <style:style style:name="T4" style:family="text">
      <style:text-properties fo:language="en" fo:country="GB" style:font-name-asian="Times New Roman" style:font-name-complex="Times New Roman"/>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style:font-name="Symbol" fo:language="en" fo:country="GB"/>
    </style:style>
    <style:style style:name="T8" style:family="text">
      <style:text-properties style:font-name="Symbol" fo:language="en" fo:country="GB" fo:font-style="italic" style:font-style-asian="italic"/>
    </style:style>
    <style:style style:name="T9" style:family="text">
      <style:text-properties style:text-position="sub 58%" fo:language="en" fo:country="GB"/>
    </style:style>
    <style:style style:name="T10" style:family="text">
      <style:text-properties style:text-position="sub 58%" fo:language="en" fo:country="GB" fo:font-style="italic" style:font-style-asian="italic"/>
    </style:style>
    <style:style style:name="T11" style:family="text">
      <style:text-properties style:text-position="super 58%" fo:language="en" fo:country="GB"/>
    </style:style>
    <style:style style:name="T12" style:family="text">
      <style:text-properties style:font-name="Cambria"/>
    </style:style>
    <style:style style:name="T13" style:family="text">
      <style:text-properties style:font-name="Cambria" fo:font-size="12pt" fo:language="nl" fo:country="NL" style:font-size-asian="12pt" style:font-size-complex="12pt"/>
    </style:style>
    <style:style style:name="T14" style:family="text">
      <style:text-properties style:font-name="Cambria" fo:language="en" fo:country="US"/>
    </style:style>
    <style:style style:name="T15" style:family="text">
      <style:text-properties style:font-name="Cambria" fo:language="en" fo:country="US" fo:font-style="italic" style:font-style-asian="italic" style:font-style-complex="italic"/>
    </style:style>
    <style:style style:name="T16" style:family="text">
      <style:text-properties fo:font-size="11pt" fo:language="en" fo:country="GB" style:font-size-asian="11pt" style:font-size-complex="11pt"/>
    </style:style>
    <style:style style:name="T17" style:family="text">
      <style:text-properties style:font-name="Symbol2" fo:language="en" fo:country="GB"/>
    </style:style>
    <style:style style:name="T18" style:family="text">
      <style:text-properties style:font-name="Cambria1" fo:language="en" fo:country="GB"/>
    </style:style>
    <style:style style:name="T19" style:family="text">
      <style:text-properties style:font-name="Cambria1" fo:language="en" fo:country="GB" fo:font-style="italic" style:font-style-asian="italic"/>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31" svg:width="13.017cm" svg:height="10.06cm" svg:x="0cm" svg:y="0cm">
        <draw:image xlink:href="Pictures/200001F600006D080000543A39AD31A5.wmf" xlink:type="simple" xlink:show="embed" xlink:actuate="onLoad">
          <text:p/>
        </draw:image>
      </draw:frame>
      <draw:frame text:anchor-type="page" text:anchor-page-number="0" draw:z-index="2" draw:name="Picture 1" draw:style-name="gr1" draw:text-style-name="P31" svg:width="13.02cm" svg:height="10.064cm" svg:x="0cm" svg:y="0cm">
        <draw:image xlink:href="Pictures/200001FB00006D080000543AEA1CF30D.wmf" xlink:type="simple" xlink:show="embed" xlink:actuate="onLoad">
          <text:p/>
        </draw:image>
      </draw:frame>
      <text:p text:style-name="P28"><text:span text:style-name="T2">Power computations for interaction effects</text:span></text:p>
      <text:p text:style-name="P6"/>
      <text:p text:style-name="P1"><text:span text:style-name="T1">In this paper we provide a tool for planning a sample for a simple design. The reader who is planning his study and needs to know the optimal sample size for his study has two options. First, he may study the tables with recommended sample sizes given in this paper and select the table, which equals or is close to the design he actually intends to use. <text:s/>Second, he may use the R-functions that we have developed to run a simulation with the parameters of his choice. These functions are freely available.</text:span></text:p>
      <text:p text:style-name="P1"><text:span text:style-name="T1">Here we focus on conditional versus unconditional effects of a predictor on a dependent variable. When the effect of a predictor is conditional of the value of anoth</text:span><text:bookmark text:name="_GoBack"/><text:span text:style-name="T1">er variable this is called moderation.</text:span></text:p>
      <text:p text:style-name="P7"/>
      <text:p text:style-name="P1"><text:span text:style-name="T3">Attrition and missing values </text:span></text:p>
      <text:p text:style-name="P1"><text:span text:style-name="T4">After computing an estimate for the sample size, this estimate will almost invariable underestimate the sample size required for the study, unless you carefully address the following issues. First, participants often drop out of studies, a phenomenon called attrition in longitudinal studies. Longer and more intensive studies are likely to have higher attrition rates. Participants may also have more missing data than in cross-sectional studies, because of the intensive character of the study. Second, participants may exhibit more variation (i.e. be more different) than expected, which directly inflates the error variance and therefore the effective sample size. Third, participants sometimes provide data that is not useable (e.g. errors or irrealistic values), in which case they have to be excluded for some or all analyses. In fact, mistakes can be made at all levels during the data gathering process, which causes loss of data. Because this influences the actual required sample size, it is important to be aware of these issues. If no other guidelines are available, adding 20% to the raw estimate seems reasonable.</text:span></text:p>
      <text:p text:style-name="P6"/>
      <text:p text:style-name="P6"/>
      <text:p text:style-name="P1"><text:span text:style-name="T2">The moderation model </text:span></text:p>
      <text:p text:style-name="P7"/>
      <text:p text:style-name="P1"><text:soft-page-break/><text:span text:style-name="T1">In a moderation model we assume that the effect of the predictor </text:span><text:span text:style-name="T5">x</text:span><text:span text:style-name="T1"> on the dependent variable </text:span><text:span text:style-name="T5">y</text:span><text:span text:style-name="T1"> is conditional on another variable </text:span><text:span text:style-name="T5">z</text:span><text:span text:style-name="T1">, which is called the moderator. In the statistical model (Hayes, 2013) this implies that there is an interaction term between </text:span><text:span text:style-name="T5">x</text:span><text:span text:style-name="T1"> and </text:span><text:span text:style-name="T5">z</text:span><text:span text:style-name="T1"> in the model (usually the product between both variables: </text:span><text:span text:style-name="T5">xz</text:span><text:span text:style-name="T1">). The basic moderation model thus consists of three predictors of </text:span><text:span text:style-name="T5">y</text:span><text:span text:style-name="T1">: </text:span><text:span text:style-name="T5">x</text:span><text:span text:style-name="T1">, </text:span><text:span text:style-name="T5">z</text:span><text:span text:style-name="T1"> and </text:span><text:span text:style-name="T5">xz</text:span><text:span text:style-name="T1">. </text:span></text:p>
      <text:p text:style-name="P1"><text:span text:style-name="T1">Assume the following simple moderation model:</text:span></text:p>
      <text:p text:style-name="P7"/>
      <text:p text:style-name="P14"><text:span text:style-name="T1"><draw:frame draw:style-name="fr3" draw:name="Object1" text:anchor-type="as-char" svg:y="-0.377cm" svg:width="5.574cm" svg:height="0.531cm" draw:z-index="4"><draw:object xlink:href="./Object 1" xlink:type="simple" xlink:show="embed" xlink:actuate="onLoad"/><draw:image xlink:href="./ObjectReplacements/Object 1" xlink:type="simple" xlink:show="embed" xlink:actuate="onLoad"/></draw:frame></text:span><text:span text:style-name="T1"><text:tab/>[1]</text:span></text:p>
      <text:p text:style-name="P7"/>
      <text:p text:style-name="P2"><text:span text:style-name="T1">with </text:span><text:span text:style-name="T5">y</text:span><text:span text:style-name="T1"> the dependent variable measured on subject </text:span><text:span text:style-name="T5">i</text:span><text:span text:style-name="T1">, </text:span><text:span text:style-name="T5">x</text:span><text:span text:style-name="T1"> the predictor and </text:span><text:span text:style-name="T5">z</text:span><text:span text:style-name="T1"> the moderator, </text:span><text:span text:style-name="T5">xz</text:span><text:span text:style-name="T1"> the interaction term. The </text:span><text:span text:style-name="T5">b</text:span><text:span text:style-name="T1">’s are regression coefficients. Variables </text:span><text:span text:style-name="T5">x</text:span><text:span text:style-name="T1"> and </text:span><text:span text:style-name="T5">z</text:span><text:span text:style-name="T1"> are distributed as </text:span><text:span text:style-name="T5">N</text:span><text:span text:style-name="T1">(0,1) and the error term </text:span><text:span text:style-name="T18">ε as </text:span><text:span text:style-name="T5">N</text:span><text:span text:style-name="T1">(0,). The correlation between </text:span><text:span text:style-name="T5">x</text:span><text:span text:style-name="T1"> and </text:span><text:span text:style-name="T5">z</text:span><text:span text:style-name="T1"> is </text:span><text:span text:style-name="T5">r</text:span><text:span text:style-name="T1">. The error term </text:span><text:span text:style-name="T18">ε</text:span><text:span text:style-name="T1"> is uncorrelated with both </text:span><text:span text:style-name="T5">x</text:span><text:span text:style-name="T1"> and </text:span><text:span text:style-name="T5">z.</text:span></text:p>
      <text:p text:style-name="P2"><text:span text:style-name="T5"/></text:p>
      <text:p text:style-name="P1"><text:span text:style-name="T5">Effect sizes</text:span></text:p>
      <text:p text:style-name="P1"><text:span text:style-name="T1">One of the crucial parameters in computing power analyses is the expected effect size. We assume that </text:span><text:span text:style-name="T5">x</text:span><text:span text:style-name="T1">, </text:span><text:span text:style-name="T5">z</text:span><text:span text:style-name="T1">, and </text:span><text:span text:style-name="T19">ε</text:span><text:span text:style-name="T1"> are normally distributed and standardized with mean 0 and variance equal to 1. The effects sizes of the three effects are the standardised coefficients (beta), defined as:</text:span></text:p>
      <text:p text:style-name="P7"/>
      <text:p text:style-name="P15"><text:span text:style-name="T1"><draw:frame draw:style-name="fr3" draw:name="Object3" text:anchor-type="as-char" svg:y="-0.377cm" svg:width="8.592cm" svg:height="0.533cm" draw:z-index="6"><draw:object xlink:href="./Object 2" xlink:type="simple" xlink:show="embed" xlink:actuate="onLoad"/><draw:image xlink:href="./ObjectReplacements/Object 2" xlink:type="simple" xlink:show="embed" xlink:actuate="onLoad"/></draw:frame></text:span><text:span text:style-name="T1">.</text:span></text:p>
      <text:p text:style-name="P12"/>
      <text:p text:style-name="P1"><text:span text:style-name="T1">If </text:span><text:span text:style-name="T5">x</text:span><text:span text:style-name="T1">, </text:span><text:span text:style-name="T5">z</text:span><text:span text:style-name="T1"> and </text:span><text:span text:style-name="T5">xz</text:span><text:span text:style-name="T1"> are uncorrelated, the variance of </text:span><text:span text:style-name="T5">y</text:span><text:span text:style-name="T1"> is:</text:span></text:p>
      <text:p text:style-name="P12"/>
      <text:p text:style-name="P16"><text:span text:style-name="T1"><draw:frame draw:style-name="fr3" draw:name="Object4" text:anchor-type="as-char" svg:y="-0.437cm" svg:width="8.005cm" svg:height="0.591cm" draw:z-index="5"><draw:object xlink:href="./Object 4" xlink:type="simple" xlink:show="embed" xlink:actuate="onLoad"/><draw:image xlink:href="./ObjectReplacements/Object 4" xlink:type="simple" xlink:show="embed" xlink:actuate="onLoad"/><svg:desc>formule</svg:desc></draw:frame></text:span><text:span text:style-name="T1"><text:tab/>[2]</text:span></text:p>
      <text:p text:style-name="P7"/>
      <text:p text:style-name="P1"><text:span text:style-name="T1">because the variance of </text:span><text:span text:style-name="T5">xz</text:span><text:span text:style-name="T1"> is:</text:span></text:p>
      <text:p text:style-name="P7"/>
      <text:p text:style-name="P15"><text:span text:style-name="T1"><draw:frame draw:style-name="fr3" draw:name="Object2" text:anchor-type="as-char" svg:y="-0.437cm" svg:width="2.554cm" svg:height="0.591cm" draw:z-index="7"><draw:object xlink:href="./Object 3" xlink:type="simple" xlink:show="embed" xlink:actuate="onLoad"/><draw:image xlink:href="./ObjectReplacements/Object 3" xlink:type="simple" xlink:show="embed" xlink:actuate="onLoad"/></draw:frame></text:span></text:p>
      <text:p text:style-name="P7"/>
      <text:p text:style-name="P1"><text:span text:style-name="T1">We choose </text:span><text:span text:style-name="T6">b</text:span><text:span text:style-name="T9">1</text:span><text:span text:style-name="T1">, </text:span><text:span text:style-name="T6">b</text:span><text:span text:style-name="T9">2</text:span><text:span text:style-name="T1"> and </text:span><text:span text:style-name="T6">b</text:span><text:span text:style-name="T9">3</text:span><text:span text:style-name="T1"> such that their squares sum to 1. For example: </text:span></text:p>
      <text:p text:style-name="P1"><text:soft-page-break/><text:span text:style-name="T1">b</text:span><text:span text:style-name="T9">1</text:span><text:span text:style-name="T1"> = </text:span><text:span text:style-name="T5">sqrt</text:span><text:span text:style-name="T1">(.5), b</text:span><text:span text:style-name="T9">2</text:span><text:span text:style-name="T1"> = </text:span><text:span text:style-name="T5">sqrt</text:span><text:span text:style-name="T1">(.3) and b</text:span><text:span text:style-name="T9">3</text:span><text:span text:style-name="T1"> = </text:span><text:span text:style-name="T5">sqrt</text:span><text:span text:style-name="T1">(.2). If the variance of </text:span><text:span text:style-name="T17">ε</text:span><text:span text:style-name="T1"> is for example also 1, it follows that the <text:s/>= 1 + <text:s/>= 2. <text:s/>The expected </text:span><text:span text:style-name="T5">R</text:span><text:span text:style-name="T1"> squared of this model is 0.5, which is computed by:</text:span></text:p>
      <text:p text:style-name="P16"><text:span text:style-name="T1"><draw:frame draw:style-name="fr3" draw:name="Object5" text:anchor-type="as-char" svg:y="-0.437cm" svg:width="3.33cm" svg:height="0.591cm" draw:z-index="8"><draw:object xlink:href="./Object 5" xlink:type="simple" xlink:show="embed" xlink:actuate="onLoad"/><draw:image xlink:href="./ObjectReplacements/Object 5" xlink:type="simple" xlink:show="embed" xlink:actuate="onLoad"/></draw:frame></text:span><text:span text:style-name="T1">.<text:tab/>[3]</text:span></text:p>
      <text:p text:style-name="P7"/>
      <text:p text:style-name="P1"><text:span text:style-name="T1">The three effects sizes in this example then become:</text:span></text:p>
      <text:p text:style-name="P7"/>
      <text:p text:style-name="P15"><text:span text:style-name="T1"><draw:frame draw:style-name="fr3" draw:name="Object6" text:anchor-type="as-char" svg:y="-0.377cm" svg:width="11cm" svg:height="0.531cm" draw:z-index="9"><draw:object xlink:href="./Object 6" xlink:type="simple" xlink:show="embed" xlink:actuate="onLoad"/><draw:image xlink:href="./ObjectReplacements/Object 6" xlink:type="simple" xlink:show="embed" xlink:actuate="onLoad"/></draw:frame></text:span></text:p>
      <text:p text:style-name="P7"/>
      <text:p text:style-name="P1"><text:span text:style-name="T1">By changing the variance of the error the effect sizes can be manipulated. </text:span></text:p>
      <text:p text:style-name="P7"/>
      <text:p text:style-name="P1"><text:span text:style-name="T5">Correlated predictors</text:span></text:p>
      <text:p text:style-name="P1"><text:span text:style-name="T1">When </text:span><text:span text:style-name="T5">x</text:span><text:span text:style-name="T1"> and </text:span><text:span text:style-name="T5">z</text:span><text:span text:style-name="T1"> are correlated the variance of the interaction term </text:span><text:span text:style-name="T5">xz</text:span><text:span text:style-name="T1"> becomes:</text:span></text:p>
      <text:p text:style-name="P7"/>
      <text:p text:style-name="P16"><text:span text:style-name="T1"><draw:frame draw:style-name="fr3" draw:name="Object7" text:anchor-type="as-char" svg:y="-0.437cm" svg:width="9.899cm" svg:height="0.591cm" draw:z-index="10"><draw:object xlink:href="./Object 7" xlink:type="simple" xlink:show="embed" xlink:actuate="onLoad"/><draw:image xlink:href="./ObjectReplacements/Object 7" xlink:type="simple" xlink:show="embed" xlink:actuate="onLoad"/></draw:frame></text:span><text:span text:style-name="T1">.<text:tab/>[4]</text:span></text:p>
      <text:p text:style-name="P7"/>
      <text:p text:style-name="P1"><text:span text:style-name="T1">Here </text:span><text:span text:style-name="T5">r</text:span><text:span text:style-name="T1"> is the correlation between </text:span><text:span text:style-name="T5">x</text:span><text:span text:style-name="T1"> and </text:span><text:span text:style-name="T5">z</text:span><text:span text:style-name="T1">. Assuming the interaction term is independent from </text:span><text:span text:style-name="T5">x</text:span><text:span text:style-name="T1"> and </text:span><text:span text:style-name="T5">z</text:span><text:span text:style-name="T1">, the variance of </text:span><text:span text:style-name="T5">y</text:span><text:span text:style-name="T1"> then becomes:</text:span></text:p>
      <text:p text:style-name="P7"/>
      <text:p text:style-name="P29"><text:span text:style-name="T1"><draw:frame draw:style-name="fr3" draw:name="Object8" text:anchor-type="as-char" svg:y="-0.437cm" svg:width="13.19cm" svg:height="0.591cm" draw:z-index="11"><draw:object xlink:href="./Object 8" xlink:type="simple" xlink:show="embed" xlink:actuate="onLoad"/><draw:image xlink:href="./ObjectReplacements/Object 8" xlink:type="simple" xlink:show="embed" xlink:actuate="onLoad"/></draw:frame></text:span><text:span text:style-name="T1">[5]<text:tab/></text:span></text:p>
      <text:p text:style-name="P17"/>
      <text:p text:style-name="P1"><text:span text:style-name="T1">The effect sizes of </text:span><text:span text:style-name="T5">x</text:span><text:span text:style-name="T1"> and </text:span><text:span text:style-name="T5">z</text:span><text:span text:style-name="T1"> are computed with this variance term. For instance for </text:span><text:span text:style-name="T5">x</text:span><text:span text:style-name="T1">:</text:span></text:p>
      <text:p text:style-name="P17"><draw:frame draw:style-name="fr3" draw:name="Object9" text:anchor-type="as-char" svg:y="-0.437cm" svg:width="9.506cm" svg:height="0.591cm" draw:z-index="12"><draw:object xlink:href="./Object 9" xlink:type="simple" xlink:show="embed" xlink:actuate="onLoad"/><draw:image xlink:href="./ObjectReplacements/Object 9" xlink:type="simple" xlink:show="embed" xlink:actuate="onLoad"/></draw:frame></text:p>
      <text:p text:style-name="P15"><text:span text:style-name="T1">The effect size of the interaction term becomes:</text:span></text:p>
      <text:p text:style-name="P17"/>
      <text:p text:style-name="P17"><draw:frame draw:style-name="fr3" draw:name="Object10" text:anchor-type="as-char" svg:y="-0.437cm" svg:width="10.961cm" svg:height="0.591cm" draw:z-index="13"><draw:object xlink:href="./Object 10" xlink:type="simple" xlink:show="embed" xlink:actuate="onLoad"/><draw:image xlink:href="./ObjectReplacements/Object 10" xlink:type="simple" xlink:show="embed" xlink:actuate="onLoad"/></draw:frame></text:p>
      <text:p text:style-name="P7"/>
      <text:p text:style-name="P1"><text:span text:style-name="T1">The </text:span><text:span text:style-name="T5">R</text:span><text:span text:style-name="T11">2</text:span><text:span text:style-name="T1"> of the model with correlated predictors can be obtained as before by [3].</text:span></text:p>
      <text:p text:style-name="P1"><text:span text:style-name="T1">Using these expressions we can construct expected effected sizes in a simulation study.</text:span></text:p>
      <text:p text:style-name="P4"/>
      <text:p text:style-name="P1"><text:span text:style-name="T5">Simulation study 1: moderation in the one-level model</text:span></text:p>
      <text:p text:style-name="P1"><text:soft-page-break/><text:span text:style-name="T1">We simulate </text:span><text:span text:style-name="T5">x</text:span><text:span text:style-name="T1">, </text:span><text:span text:style-name="T5">z</text:span><text:span text:style-name="T1"> and </text:span><text:span text:style-name="T8"></text:span><text:span text:style-name="T1"> from a multivariate normal distribution using the R function </text:span><text:span text:style-name="T5">mvrnorm</text:span><text:span text:style-name="T1">(). The correlation between </text:span><text:span text:style-name="T5">x</text:span><text:span text:style-name="T1"> and </text:span><text:span text:style-name="T5">z</text:span><text:span text:style-name="T1"> has one of three values, representing no correlation (r=0), small correlation (r = .30), moderate correlation (r = .50), and high (r = .80). The interaction term </text:span><text:span text:style-name="T5">xz</text:span><text:span text:style-name="T1"> is constructed by multiplying </text:span><text:span text:style-name="T5">x</text:span><text:span text:style-name="T1"> and </text:span><text:span text:style-name="T5">z</text:span><text:span text:style-name="T1">. The </text:span><text:span text:style-name="T5">b</text:span><text:span text:style-name="T1"> coefficients are chosen as the square roots from respectively, 0.5, 0.3, and 0.2.</text:span></text:p>
      <text:p text:style-name="P1"><text:span text:style-name="T1">The </text:span><text:span text:style-name="T5">y</text:span><text:span text:style-name="T1"> is then computed as the weighted linear combination of these three variables, the intercept is assumed to be zero. Finally, the variance of </text:span><text:span text:style-name="T7"></text:span><text:span text:style-name="T1"> is one of three values, representing small (1), medium (3), and large levels (9) of random error. This error is also added to </text:span><text:span text:style-name="T5">y</text:span><text:span text:style-name="T1"> and corresponds with </text:span><text:span text:style-name="T5">R</text:span><text:span text:style-name="T1"> squared values of respectively .50, .25, and .10.</text:span></text:p>
      <text:p text:style-name="P1"><text:span text:style-name="T1">Using the formula’s given above the effect sizes and </text:span><text:span text:style-name="T5">R</text:span><text:span text:style-name="T1"> squares in all conditions are given in table 1. With uncorrelated predictors the effect sizes (beta’s) of the three parameters are respectively, 0.50, 0.39, 0.32 in the small error condition, 0.35, 0.27, 0.22 in the medium error condition, and 0.22, 0.17, and 0,14 in the large error condition, see also table 1.</text:span></text:p>
      <text:p text:style-name="P19"><text:span text:style-name="T1">Table 1. Conditions and effect sizes used in single level moderation model.</text:span></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18"><text:span text:style-name="T1">Var(e)</text:span></text:p>
          </table:table-cell>
          <table:table-cell table:style-name="Tabel1.A1" office:value-type="string">
            <text:p text:style-name="P18"><text:span text:style-name="T1">r(x,z)</text:span></text:p>
          </table:table-cell>
          <table:table-cell table:style-name="Tabel1.A1" office:value-type="string">
            <text:p text:style-name="P18"><text:span text:style-name="T1">Beta1</text:span></text:p>
          </table:table-cell>
          <table:table-cell table:style-name="Tabel1.A1" office:value-type="string">
            <text:p text:style-name="P18"><text:span text:style-name="T1">Beta2</text:span></text:p>
          </table:table-cell>
          <table:table-cell table:style-name="Tabel1.A1" office:value-type="string">
            <text:p text:style-name="P18"><text:span text:style-name="T1">Beta3</text:span></text:p>
          </table:table-cell>
          <table:table-cell table:style-name="Tabel1.A1" office:value-type="string">
            <text:p text:style-name="P18"><text:span text:style-name="T1">R</text:span><text:span text:style-name="T11">2</text:span></text:p>
          </table:table-cell>
        </table:table-row>
        <table:table-row table:style-name="Tabel1.1">
          <table:table-cell table:style-name="Tabel1.A1" office:value-type="string">
            <text:p text:style-name="P18"><text:span text:style-name="T1">1</text:span></text:p>
          </table:table-cell>
          <table:table-cell table:style-name="Tabel1.A1" office:value-type="string">
            <text:p text:style-name="P18"><text:span text:style-name="T1">0.00</text:span></text:p>
          </table:table-cell>
          <table:table-cell table:style-name="Tabel1.A1" office:value-type="string">
            <text:p text:style-name="P18"><text:span text:style-name="T1">0.50</text:span></text:p>
          </table:table-cell>
          <table:table-cell table:style-name="Tabel1.A1" office:value-type="string">
            <text:p text:style-name="P18"><text:span text:style-name="T1">0.39</text:span></text:p>
          </table:table-cell>
          <table:table-cell table:style-name="Tabel1.A1" office:value-type="string">
            <text:p text:style-name="P18"><text:span text:style-name="T1">0.32</text:span></text:p>
          </table:table-cell>
          <table:table-cell table:style-name="Tabel1.A1" office:value-type="string">
            <text:p text:style-name="P18"><text:span text:style-name="T1">0.50</text:span></text:p>
          </table:table-cell>
        </table:table-row>
        <table:table-row table:style-name="Tabel1.1">
          <table:table-cell table:style-name="Tabel1.A1" office:value-type="string">
            <text:p text:style-name="P18"><text:span text:style-name="T1">1</text:span></text:p>
          </table:table-cell>
          <table:table-cell table:style-name="Tabel1.A1" office:value-type="string">
            <text:p text:style-name="P18"><text:span text:style-name="T1">0.30</text:span></text:p>
          </table:table-cell>
          <table:table-cell table:style-name="Tabel1.A1" office:value-type="string">
            <text:p text:style-name="P18"><text:span text:style-name="T1">0.47</text:span></text:p>
          </table:table-cell>
          <table:table-cell table:style-name="Tabel1.A1" office:value-type="string">
            <text:p text:style-name="P18"><text:span text:style-name="T1">0.37</text:span></text:p>
          </table:table-cell>
          <table:table-cell table:style-name="Tabel1.A1" office:value-type="string">
            <text:p text:style-name="P18"><text:span text:style-name="T1">0.32</text:span></text:p>
          </table:table-cell>
          <table:table-cell table:style-name="Tabel1.A1" office:value-type="string">
            <text:p text:style-name="P18"><text:span text:style-name="T1">0.56</text:span></text:p>
          </table:table-cell>
        </table:table-row>
        <table:table-row table:style-name="Tabel1.1">
          <table:table-cell table:style-name="Tabel1.A1" office:value-type="string">
            <text:p text:style-name="P18"><text:span text:style-name="T1">1</text:span></text:p>
          </table:table-cell>
          <table:table-cell table:style-name="Tabel1.A1" office:value-type="string">
            <text:p text:style-name="P18"><text:span text:style-name="T1">0.50</text:span></text:p>
          </table:table-cell>
          <table:table-cell table:style-name="Tabel1.A1" office:value-type="string">
            <text:p text:style-name="P18"><text:span text:style-name="T1">0.45</text:span></text:p>
          </table:table-cell>
          <table:table-cell table:style-name="Tabel1.A1" office:value-type="string">
            <text:p text:style-name="P18"><text:span text:style-name="T1">0.35</text:span></text:p>
          </table:table-cell>
          <table:table-cell table:style-name="Tabel1.A1" office:value-type="string">
            <text:p text:style-name="P18"><text:span text:style-name="T1">0.32</text:span></text:p>
          </table:table-cell>
          <table:table-cell table:style-name="Tabel1.A1" office:value-type="string">
            <text:p text:style-name="P18"><text:span text:style-name="T1">0.59</text:span></text:p>
          </table:table-cell>
        </table:table-row>
        <table:table-row table:style-name="Tabel1.1">
          <table:table-cell table:style-name="Tabel1.A1" office:value-type="string">
            <text:p text:style-name="P18"><text:span text:style-name="T1">1</text:span></text:p>
          </table:table-cell>
          <table:table-cell table:style-name="Tabel1.A1" office:value-type="string">
            <text:p text:style-name="P18"><text:span text:style-name="T1">0.80</text:span></text:p>
          </table:table-cell>
          <table:table-cell table:style-name="Tabel1.A1" office:value-type="string">
            <text:p text:style-name="P18"><text:span text:style-name="T1">0.43</text:span></text:p>
          </table:table-cell>
          <table:table-cell table:style-name="Tabel1.A1" office:value-type="string">
            <text:p text:style-name="P18"><text:span text:style-name="T1">0.33</text:span></text:p>
          </table:table-cell>
          <table:table-cell table:style-name="Tabel1.A1" office:value-type="string">
            <text:p text:style-name="P18"><text:span text:style-name="T1">0.34</text:span></text:p>
          </table:table-cell>
          <table:table-cell table:style-name="Tabel1.A1" office:value-type="string">
            <text:p text:style-name="P18"><text:span text:style-name="T1">0.64</text:span></text:p>
          </table:table-cell>
        </table:table-row>
        <table:table-row table:style-name="Tabel1.1">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row>
        <table:table-row table:style-name="Tabel1.1">
          <table:table-cell table:style-name="Tabel1.A1" office:value-type="string">
            <text:p text:style-name="P18"><text:span text:style-name="T1">3</text:span></text:p>
          </table:table-cell>
          <table:table-cell table:style-name="Tabel1.A1" office:value-type="string">
            <text:p text:style-name="P18"><text:span text:style-name="T1">0.00</text:span></text:p>
          </table:table-cell>
          <table:table-cell table:style-name="Tabel1.A1" office:value-type="string">
            <text:p text:style-name="P18"><text:span text:style-name="T1">0.35</text:span></text:p>
          </table:table-cell>
          <table:table-cell table:style-name="Tabel1.A1" office:value-type="string">
            <text:p text:style-name="P18"><text:span text:style-name="T1">0.27</text:span></text:p>
          </table:table-cell>
          <table:table-cell table:style-name="Tabel1.A1" office:value-type="string">
            <text:p text:style-name="P18"><text:span text:style-name="T1">0.22</text:span></text:p>
          </table:table-cell>
          <table:table-cell table:style-name="Tabel1.A1" office:value-type="string">
            <text:p text:style-name="P18"><text:span text:style-name="T1">0.25</text:span></text:p>
          </table:table-cell>
        </table:table-row>
        <table:table-row table:style-name="Tabel1.1">
          <table:table-cell table:style-name="Tabel1.A1" office:value-type="string">
            <text:p text:style-name="P18"><text:span text:style-name="T1">3</text:span></text:p>
          </table:table-cell>
          <table:table-cell table:style-name="Tabel1.A1" office:value-type="string">
            <text:p text:style-name="P18"><text:span text:style-name="T1">0.30</text:span></text:p>
          </table:table-cell>
          <table:table-cell table:style-name="Tabel1.A1" office:value-type="string">
            <text:p text:style-name="P18"><text:span text:style-name="T1">0.34</text:span></text:p>
          </table:table-cell>
          <table:table-cell table:style-name="Tabel1.A1" office:value-type="string">
            <text:p text:style-name="P18"><text:span text:style-name="T1">0.27</text:span></text:p>
          </table:table-cell>
          <table:table-cell table:style-name="Tabel1.A1" office:value-type="string">
            <text:p text:style-name="P18"><text:span text:style-name="T1">0.23</text:span></text:p>
          </table:table-cell>
          <table:table-cell table:style-name="Tabel1.A1" office:value-type="string">
            <text:p text:style-name="P18"><text:span text:style-name="T1">0.29</text:span></text:p>
          </table:table-cell>
        </table:table-row>
        <table:table-row table:style-name="Tabel1.1">
          <table:table-cell table:style-name="Tabel1.A1" office:value-type="string">
            <text:p text:style-name="P18"><text:span text:style-name="T1">3</text:span></text:p>
          </table:table-cell>
          <table:table-cell table:style-name="Tabel1.A1" office:value-type="string">
            <text:p text:style-name="P18"><text:span text:style-name="T1">0.50</text:span></text:p>
          </table:table-cell>
          <table:table-cell table:style-name="Tabel1.A1" office:value-type="string">
            <text:p text:style-name="P18"><text:span text:style-name="T1">0.34</text:span></text:p>
          </table:table-cell>
          <table:table-cell table:style-name="Tabel1.A1" office:value-type="string">
            <text:p text:style-name="P18"><text:span text:style-name="T1">0.26</text:span></text:p>
          </table:table-cell>
          <table:table-cell table:style-name="Tabel1.A1" office:value-type="string">
            <text:p text:style-name="P18"><text:span text:style-name="T1">0.24</text:span></text:p>
          </table:table-cell>
          <table:table-cell table:style-name="Tabel1.A1" office:value-type="string">
            <text:p text:style-name="P18"><text:span text:style-name="T1">0.33</text:span></text:p>
          </table:table-cell>
        </table:table-row>
        <table:table-row table:style-name="Tabel1.1">
          <table:table-cell table:style-name="Tabel1.A1" office:value-type="string">
            <text:p text:style-name="P18"><text:span text:style-name="T1">3</text:span></text:p>
          </table:table-cell>
          <table:table-cell table:style-name="Tabel1.A1" office:value-type="string">
            <text:p text:style-name="P18"><text:span text:style-name="T1">0.80</text:span></text:p>
          </table:table-cell>
          <table:table-cell table:style-name="Tabel1.A1" office:value-type="string">
            <text:p text:style-name="P18"><text:span text:style-name="T1">0.32</text:span></text:p>
          </table:table-cell>
          <table:table-cell table:style-name="Tabel1.A1" office:value-type="string">
            <text:p text:style-name="P18"><text:span text:style-name="T1">0.25</text:span></text:p>
          </table:table-cell>
          <table:table-cell table:style-name="Tabel1.A1" office:value-type="string">
            <text:p text:style-name="P18"><text:span text:style-name="T1">0.26</text:span></text:p>
          </table:table-cell>
          <table:table-cell table:style-name="Tabel1.A1" office:value-type="string">
            <text:p text:style-name="P18"><text:span text:style-name="T1">0.37</text:span></text:p>
          </table:table-cell>
        </table:table-row>
        <table:table-row table:style-name="Tabel1.1">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cell table:style-name="Tabel1.A1" office:value-type="string">
            <text:p text:style-name="P20"/>
          </table:table-cell>
        </table:table-row>
        <table:table-row table:style-name="Tabel1.1">
          <table:table-cell table:style-name="Tabel1.A1" office:value-type="string">
            <text:p text:style-name="P18"><text:span text:style-name="T1">9</text:span></text:p>
          </table:table-cell>
          <table:table-cell table:style-name="Tabel1.A1" office:value-type="string">
            <text:p text:style-name="P18"><text:span text:style-name="T1">0.00</text:span></text:p>
          </table:table-cell>
          <table:table-cell table:style-name="Tabel1.A1" office:value-type="string">
            <text:p text:style-name="P18"><text:span text:style-name="T1">0.22</text:span></text:p>
          </table:table-cell>
          <table:table-cell table:style-name="Tabel1.A1" office:value-type="string">
            <text:p text:style-name="P18"><text:span text:style-name="T1">0.17</text:span></text:p>
          </table:table-cell>
          <table:table-cell table:style-name="Tabel1.A1" office:value-type="string">
            <text:p text:style-name="P18"><text:span text:style-name="T1">0.14</text:span></text:p>
          </table:table-cell>
          <table:table-cell table:style-name="Tabel1.A1" office:value-type="string">
            <text:p text:style-name="P18"><text:span text:style-name="T1">0.12</text:span></text:p>
          </table:table-cell>
        </table:table-row>
        <table:table-row table:style-name="Tabel1.1">
          <table:table-cell table:style-name="Tabel1.A1" office:value-type="string">
            <text:p text:style-name="P18"><text:span text:style-name="T1">9</text:span></text:p>
          </table:table-cell>
          <table:table-cell table:style-name="Tabel1.A1" office:value-type="string">
            <text:p text:style-name="P18"><text:span text:style-name="T1">0.30</text:span></text:p>
          </table:table-cell>
          <table:table-cell table:style-name="Tabel1.A1" office:value-type="string">
            <text:p text:style-name="P18"><text:span text:style-name="T1">0.22</text:span></text:p>
          </table:table-cell>
          <table:table-cell table:style-name="Tabel1.A1" office:value-type="string">
            <text:p text:style-name="P18"><text:span text:style-name="T1">0.17</text:span></text:p>
          </table:table-cell>
          <table:table-cell table:style-name="Tabel1.A1" office:value-type="string">
            <text:p text:style-name="P18"><text:span text:style-name="T1">0.15</text:span></text:p>
          </table:table-cell>
          <table:table-cell table:style-name="Tabel1.A1" office:value-type="string">
            <text:p text:style-name="P18"><text:span text:style-name="T1">0.13</text:span></text:p>
          </table:table-cell>
        </table:table-row>
        <table:table-row table:style-name="Tabel1.1">
          <table:table-cell table:style-name="Tabel1.A1" office:value-type="string">
            <text:p text:style-name="P18"><text:span text:style-name="T1">9</text:span></text:p>
          </table:table-cell>
          <table:table-cell table:style-name="Tabel1.A1" office:value-type="string">
            <text:p text:style-name="P18"><text:span text:style-name="T1">0.50</text:span></text:p>
          </table:table-cell>
          <table:table-cell table:style-name="Tabel1.A1" office:value-type="string">
            <text:p text:style-name="P18"><text:span text:style-name="T1">0.22</text:span></text:p>
          </table:table-cell>
          <table:table-cell table:style-name="Tabel1.A1" office:value-type="string">
            <text:p text:style-name="P18"><text:span text:style-name="T1">0.17</text:span></text:p>
          </table:table-cell>
          <table:table-cell table:style-name="Tabel1.A1" office:value-type="string">
            <text:p text:style-name="P18"><text:span text:style-name="T1">0.15</text:span></text:p>
          </table:table-cell>
          <table:table-cell table:style-name="Tabel1.A1" office:value-type="string">
            <text:p text:style-name="P18"><text:span text:style-name="T1">0.14</text:span></text:p>
          </table:table-cell>
        </table:table-row>
        <table:table-row table:style-name="Tabel1.1">
          <table:table-cell table:style-name="Tabel1.A1" office:value-type="string">
            <text:p text:style-name="Standard"><text:span text:style-name="T1">9</text:span></text:p>
          </table:table-cell>
          <table:table-cell table:style-name="Tabel1.A1" office:value-type="string">
            <text:p text:style-name="Standard"><text:span text:style-name="T1">0.80</text:span></text:p>
          </table:table-cell>
          <table:table-cell table:style-name="Tabel1.A1" office:value-type="string">
            <text:p text:style-name="Standard"><text:span text:style-name="T1">0.22</text:span></text:p>
          </table:table-cell>
          <table:table-cell table:style-name="Tabel1.A1" office:value-type="string">
            <text:p text:style-name="Standard"><text:span text:style-name="T1">0.17</text:span></text:p>
          </table:table-cell>
          <table:table-cell table:style-name="Tabel1.A1" office:value-type="string">
            <text:p text:style-name="Standard"><text:span text:style-name="T1">0.17</text:span></text:p>
          </table:table-cell>
          <table:table-cell table:style-name="Tabel1.A1" office:value-type="string">
            <text:p text:style-name="Standard"><text:span text:style-name="T1">0.16</text:span></text:p>
          </table:table-cell>
        </table:table-row>
      </table:table>
      <text:p text:style-name="P4"/>
      <text:p text:style-name="P7"/>
      <text:p text:style-name="P1"><text:span text:style-name="T1">Because the relevant effect size for moderation (Beta 3) only slightly changes as the correlation changes, we report only one value of rho (</text:span><text:span text:style-name="T5">r</text:span><text:span text:style-name="T1"> = .30) in subsequent analyses. The effect sizes for the interaction term seem to have a realistic and relevant range. Values smaller than .15 are not likely to have much practical </text:span><text:soft-page-break/><text:span text:style-name="T1">relevance. Larger effect size values than 0.35 do not occur very often, and if they do occur it will not be problematic to detect them.</text:span></text:p>
      <text:p text:style-name="P1"><text:span text:style-name="T1">After generating data according to the specifications set above, we used the </text:span><text:span text:style-name="T5">lm</text:span><text:span text:style-name="T1">() function in R to perform the analyses. The number of replications in each condition was set 1,000. <text:s/>The results are shown in Figure 1 for alpha = .05 and in Figure 2 for alpha = .01.</text:span></text:p>
      <text:p text:style-name="P4"/>
      <text:p text:style-name="P24"><draw:frame draw:style-name="fr1" draw:name="Afbeeldingen1" text:anchor-type="char" svg:x="0cm" svg:y="0cm" svg:width="13.016cm" svg:height="10.059cm" draw:z-index="1"><draw:image xlink:href="Pictures/200001F600006D080000543A39AD31A5.wmf"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text:span text:style-name="T1">Figure 1. Power curve for alpha = 0.05. The red and blue dashed lines indicate power of 80% and 90% respectively.</text:span></text:p>
      <text:p text:style-name="P7"/>
      <text:p text:style-name="P1"><draw:frame draw:style-name="fr2" draw:name="Afbeeldingen2" text:anchor-type="as-char" svg:width="13.018cm" svg:height="10.061cm" draw:z-index="3"><draw:image xlink:href="Pictures/200001FB00006D080000543AEA1CF30D.wmf" xlink:type="simple" xlink:show="embed" xlink:actuate="onLoad"/></draw:frame></text:p>
      <text:p text:style-name="P1"><text:span text:style-name="T1">Figure 2. Power curve for alpha = 0.01. The red and blue dashed lines indicate power of 80% and 90% respectively.</text:span></text:p>
      <text:p text:style-name="P7"><text:soft-page-break/></text:p>
      <text:p text:style-name="P1"><text:span text:style-name="T1">From these analyses we can conclude that with relatively large effects (&gt; 0.30) for the interaction term a sample of N= 50 is sufficient if you accept a type I error of 5%, and N = 100 if you are accept a type I error of 1%. For N = 100 the power is even more than 90%.</text:span></text:p>
      <text:p text:style-name="P7"/>
      <text:p text:style-name="P1"><text:span text:style-name="T5">Multilevel moderation</text:span></text:p>
      <text:p text:style-name="P1"><text:span text:style-name="T1">The single level moderation model can be extended to the multilevel situation, such as in ESM/EMA designs. In EMA designs there are (at least) two levels and we must specify at what level the moderation takes place. First the moderation can take place at the first level. At this level the synchronous model is written as:</text:span></text:p>
      <text:p text:style-name="P13"/>
      <text:p text:style-name="P14"><text:span text:style-name="T1"><text:tab/>[6]</text:span></text:p>
      <text:p text:style-name="P13"/>
      <text:p text:style-name="P1"><text:span text:style-name="T1">with </text:span><text:span text:style-name="T5">t</text:span><text:span text:style-name="T1"> the index that <text:s/>indicates the time or beep. Here </text:span><text:span text:style-name="T5">y</text:span><text:span text:style-name="T1">, </text:span><text:span text:style-name="T5">x</text:span><text:span text:style-name="T1"> and </text:span><text:span text:style-name="T5">z</text:span><text:span text:style-name="T1"> are measured at approximately the same moment. Taking the longitudinal nature of the data into account, it is natural to assume that </text:span><text:span text:style-name="T5">y</text:span><text:span text:style-name="T1"> measured at </text:span><text:span text:style-name="T5">t</text:span><text:span text:style-name="T1"> is predicted by </text:span><text:span text:style-name="T5">x</text:span><text:span text:style-name="T1"> measured at </text:span><text:span text:style-name="T5">t</text:span><text:span text:style-name="T1">-1 and by the interaction (</text:span><text:span text:style-name="T5">xz</text:span><text:span text:style-name="T1">) measured at </text:span><text:span text:style-name="T5">t</text:span><text:span text:style-name="T1">-1. In addition, auto-regression (also with lag 1) can be incorporated in the model, which implies that it is assumed that </text:span><text:span text:style-name="T5">y</text:span><text:span text:style-name="T1"> at time </text:span><text:span text:style-name="T5">t</text:span><text:span text:style-name="T1"> is predicted by </text:span><text:span text:style-name="T5">y</text:span><text:span text:style-name="T1"> at time </text:span><text:span text:style-name="T5">t</text:span><text:span text:style-name="T1">-1:</text:span></text:p>
      <text:p text:style-name="P7"/>
      <text:p text:style-name="P16"><text:span text:style-name="T1"><text:tab/>[7]</text:span></text:p>
      <text:p text:style-name="P7"/>
      <text:p text:style-name="P1"><text:span text:style-name="T1">This longitudinal model could be extended with predictors measured at earlier time points, in other words lagged 2 or lagged 3 variables could be added to the model. From a practical point of view model [6] and [7] are very different, because taking the lagged versions of predictors instead of the predictors themselves may have a very different effect on the dependent variable. However, from a simulation perspective it does not matter whether </text:span><text:span text:style-name="T5">x</text:span><text:span text:style-name="T1"> and </text:span><text:span text:style-name="T5">z</text:span><text:span text:style-name="T1"> or the lagged versions of </text:span><text:span text:style-name="T5">x</text:span><text:span text:style-name="T1"> and </text:span><text:span text:style-name="T5">z</text:span><text:span text:style-name="T1"> and their interaction are used, since for simulated data we just model the effect between predictors and y. The only relevant difference between [6] and [7] is the auto-regression term.</text:span></text:p>
      <text:p text:style-name="P1"><text:soft-page-break/><text:span text:style-name="T1">Compared to the single level case there is an additional variance component: variance that is caused by the hierarchical structure. Therefore, the formula’s from the previous section no longer exactly apply. </text:span></text:p>
      <text:p text:style-name="P7"/>
      <text:p text:style-name="P1"><text:span text:style-name="T5">Effect sizes</text:span></text:p>
      <text:p text:style-name="P1"><text:span text:style-name="T1">We assume that the auto-correlation is independent from the other predictors. The variance of </text:span><text:span text:style-name="T5">y</text:span><text:span text:style-name="T1"> with the additional auto-regression term then becomes:</text:span></text:p>
      <text:p text:style-name="P7"/>
      <text:p text:style-name="P16"><text:span text:style-name="T1">.<text:tab/>[8]</text:span></text:p>
      <text:p text:style-name="P17"/>
      <text:p text:style-name="P1"><text:span text:style-name="T1">where <text:s/>is the standard deviation of </text:span><text:span text:style-name="T5">y</text:span><text:span text:style-name="T1"> without auto-correlation and without random error, as computed by [5], without the error term. The effect sizes for </text:span><text:span text:style-name="T5">b</text:span><text:span text:style-name="T10">1</text:span><text:span text:style-name="T1">, </text:span><text:span text:style-name="T5">b</text:span><text:span text:style-name="T10">2</text:span><text:span text:style-name="T1"> and </text:span><text:span text:style-name="T5">b</text:span><text:span text:style-name="T10">3</text:span><text:span text:style-name="T1"> are the same as before, and the effects for </text:span><text:span text:style-name="T5">b</text:span><text:span text:style-name="T10">4</text:span><text:span text:style-name="T1"> becomes:</text:span></text:p>
      <text:p text:style-name="P7"/>
      <text:p text:style-name="P16"><text:span text:style-name="T1"><text:tab/>[9]</text:span></text:p>
      <text:p text:style-name="P7"/>
      <text:p text:style-name="P1"><text:span text:style-name="T5">Simulation study 2: moderation in the multilevel model</text:span></text:p>
      <text:p text:style-name="P1"><text:span text:style-name="T1">We simulate </text:span><text:span text:style-name="T5">x</text:span><text:span text:style-name="T1">, </text:span><text:span text:style-name="T5">z</text:span><text:span text:style-name="T1"> and </text:span><text:span text:style-name="T8"></text:span><text:span text:style-name="T1"> from a multivariate normal distribution using the R function </text:span><text:span text:style-name="T5">mvrnorm</text:span><text:span text:style-name="T1">(). The correlation between </text:span><text:span text:style-name="T5">x</text:span><text:span text:style-name="T1"> and </text:span><text:span text:style-name="T5">z</text:span><text:span text:style-name="T1"> is set to </text:span><text:span text:style-name="T5">r</text:span><text:span text:style-name="T1"> = .30. The interaction term </text:span><text:span text:style-name="T5">xz</text:span><text:span text:style-name="T1"> is constructed by multiplying </text:span><text:span text:style-name="T5">x</text:span><text:span text:style-name="T1"> and </text:span><text:span text:style-name="T5">z</text:span><text:span text:style-name="T1">. The </text:span><text:span text:style-name="T5">b</text:span><text:span text:style-name="T1"> coefficients are chosen as before as the square roots from respectively, 0.5, 0.3, and 0.2.</text:span></text:p>
      <text:p text:style-name="P1"><text:span text:style-name="T1">A intermediate </text:span><text:span text:style-name="T5">y</text:span><text:span text:style-name="T1"> is then computed as the weighted linear combination of these three variables.</text:span></text:p>
      <text:p text:style-name="P1"><text:span text:style-name="T1">Next auto-correlation is added by first lagging the intermediate </text:span><text:span text:style-name="T5">y</text:span><text:span text:style-name="T1"> and then recompute </text:span><text:span text:style-name="T5">y</text:span><text:span text:style-name="T1"> as the sum of three terms: the intermediate </text:span><text:span text:style-name="T5">y</text:span><text:span text:style-name="T1">, the</text:span><text:span text:style-name="T5"> </text:span><text:span text:style-name="T1">lagged version of </text:span><text:span text:style-name="T5">y</text:span><text:span text:style-name="T1"> multiplied by the auto-correlation and finally random error (</text:span><text:span text:style-name="T7"></text:span><text:span text:style-name="T1">). </text:span></text:p>
      <text:p text:style-name="P1"><text:span text:style-name="T1">The auto-correlation has three levels: </text:span><text:span text:style-name="T5">ar</text:span><text:span text:style-name="T1"> = 0 (no auto-correlation), </text:span><text:span text:style-name="T5">ar</text:span><text:span text:style-name="T1"> = .20 (small auto-correlation), and </text:span><text:span text:style-name="T5">ar</text:span><text:span text:style-name="T1"> . = 80 (large auto-correlation). The variance of </text:span><text:span text:style-name="T7"></text:span><text:span text:style-name="T1"> is one of three values, representing small (1), medium (3), and large levels (9) of random error. This corresponds with </text:span><text:span text:style-name="T5">R</text:span><text:span text:style-name="T1"> squared values of respectively .50, .25, and .10.</text:span></text:p>
      <text:p text:style-name="P1"><text:span text:style-name="T1">Finally, random error (</text:span><text:span text:style-name="T7"></text:span><text:span text:style-name="T9">subj</text:span><text:span text:style-name="T1"> = 1) at the subject level is added to </text:span><text:span text:style-name="T5">y</text:span><text:span text:style-name="T1">. </text:span></text:p>
      <text:p text:style-name="P7"/>
      <text:p text:style-name="P1"><text:soft-page-break/><text:span text:style-name="T1">After generating data according to the specifications set above, we used the </text:span><text:span text:style-name="T5">lmer</text:span><text:span text:style-name="T1">() function in R to perform the analyses. For the multilevel analysis we assume that all slopes represent fixed effects. The intercept is assumed to be a random effect, which implies that the levels of the dependent variable may vary across subjects. </text:span></text:p>
      <text:p text:style-name="P1"><text:span text:style-name="T1">The number of replications in each condition was set 1,000. <text:s/>The results are shown in the six (one for each combination of alpha and auto-correlation) panels of Figure 3 for the power of the interaction term and in the panels of Figure 4 for the power of the auto-correlation.</text:span></text:p>
      <text:p text:style-name="P7"/>
      <text:p text:style-name="P4"/>
      <table:table table:name="Tabel2" table:style-name="Tabel2">
        <table:table-column table:style-name="Tabel2.A"/>
        <table:table-column table:style-name="Tabel2.B"/>
        <table:table-column table:style-name="Tabel2.C"/>
        <table:table-column table:style-name="Tabel2.D"/>
        <table:table-column table:style-name="Tabel2.E"/>
        <table:table-column table:style-name="Tabel2.F"/>
        <table:table-column table:style-name="Tabel2.G"/>
        <table:table-row table:style-name="Tabel2.1">
          <table:table-cell table:style-name="Tabel2.A1" office:value-type="string">
            <text:p text:style-name="Standard"><text:span text:style-name="T1">Var(e)</text:span></text:p>
          </table:table-cell>
          <table:table-cell table:style-name="Tabel2.A1" office:value-type="string">
            <text:p text:style-name="Standard"><text:span text:style-name="T1">AR</text:span></text:p>
          </table:table-cell>
          <table:table-cell table:style-name="Tabel2.A1" office:value-type="string">
            <text:p text:style-name="Standard"><text:span text:style-name="T1">Beta1</text:span></text:p>
          </table:table-cell>
          <table:table-cell table:style-name="Tabel2.A1" office:value-type="string">
            <text:p text:style-name="Standard"><text:span text:style-name="T1">Beta2</text:span></text:p>
          </table:table-cell>
          <table:table-cell table:style-name="Tabel2.A1" office:value-type="string">
            <text:p text:style-name="Standard"><text:span text:style-name="T1">Beta3</text:span></text:p>
          </table:table-cell>
          <table:table-cell table:style-name="Tabel2.A1" office:value-type="string">
            <text:p text:style-name="Standard"><text:span text:style-name="T1">Beta 4</text:span></text:p>
          </table:table-cell>
          <table:table-cell table:style-name="Tabel2.A1" office:value-type="string">
            <text:p text:style-name="Standard"><text:span text:style-name="T1">R</text:span><text:span text:style-name="T11">2</text:span></text:p>
          </table:table-cell>
        </table:table-row>
        <table:table-row table:style-name="Tabel2.1">
          <table:table-cell table:style-name="Tabel2.A1" office:value-type="string">
            <text:p text:style-name="Standard"><text:span text:style-name="T1">1</text:span></text:p>
          </table:table-cell>
          <table:table-cell table:style-name="Tabel2.A1" office:value-type="string">
            <text:p text:style-name="Standard"><text:span text:style-name="T1">0.0</text:span></text:p>
          </table:table-cell>
          <table:table-cell table:style-name="Tabel2.A1" office:value-type="string">
            <text:p text:style-name="Standard"><text:span text:style-name="T1">0.50</text:span></text:p>
          </table:table-cell>
          <table:table-cell table:style-name="Tabel2.A1" office:value-type="string">
            <text:p text:style-name="Standard"><text:span text:style-name="T1">0.39</text:span></text:p>
          </table:table-cell>
          <table:table-cell table:style-name="Tabel2.A1" office:value-type="string">
            <text:p text:style-name="Standard"><text:span text:style-name="T1">0.32</text:span></text:p>
          </table:table-cell>
          <table:table-cell table:style-name="Tabel2.A1" office:value-type="string">
            <text:p text:style-name="Standard"><text:span text:style-name="T1">0.00</text:span></text:p>
          </table:table-cell>
          <table:table-cell table:style-name="Tabel2.A1" office:value-type="string">
            <text:p text:style-name="Standard"><text:span text:style-name="T1">0.38</text:span></text:p>
          </table:table-cell>
        </table:table-row>
        <table:table-row table:style-name="Tabel2.1">
          <table:table-cell table:style-name="Tabel2.A1" office:value-type="string">
            <text:p text:style-name="Standard"><text:span text:style-name="T1">1</text:span></text:p>
          </table:table-cell>
          <table:table-cell table:style-name="Tabel2.A1" office:value-type="string">
            <text:p text:style-name="Standard"><text:span text:style-name="T1">0.2</text:span></text:p>
          </table:table-cell>
          <table:table-cell table:style-name="Tabel2.A1" office:value-type="string">
            <text:p text:style-name="Standard"><text:span text:style-name="T1">0.50</text:span></text:p>
          </table:table-cell>
          <table:table-cell table:style-name="Tabel2.A1" office:value-type="string">
            <text:p text:style-name="Standard"><text:span text:style-name="T1">0.39</text:span></text:p>
          </table:table-cell>
          <table:table-cell table:style-name="Tabel2.A1" office:value-type="string">
            <text:p text:style-name="Standard"><text:span text:style-name="T1">0.31</text:span></text:p>
          </table:table-cell>
          <table:table-cell table:style-name="Tabel2.A1" office:value-type="string">
            <text:p text:style-name="Standard"><text:span text:style-name="T1">0.30</text:span></text:p>
          </table:table-cell>
          <table:table-cell table:style-name="Tabel2.A1" office:value-type="string">
            <text:p text:style-name="Standard"><text:span text:style-name="T1">0.44</text:span></text:p>
          </table:table-cell>
        </table:table-row>
        <table:table-row table:style-name="Tabel2.1">
          <table:table-cell table:style-name="Tabel2.A1" office:value-type="string">
            <text:p text:style-name="Standard"><text:span text:style-name="T1">1</text:span></text:p>
          </table:table-cell>
          <table:table-cell table:style-name="Tabel2.A1" office:value-type="string">
            <text:p text:style-name="Standard"><text:span text:style-name="T1">0.8</text:span></text:p>
          </table:table-cell>
          <table:table-cell table:style-name="Tabel2.A1" office:value-type="string">
            <text:p text:style-name="Standard"><text:span text:style-name="T1">0.49</text:span></text:p>
          </table:table-cell>
          <table:table-cell table:style-name="Tabel2.A1" office:value-type="string">
            <text:p text:style-name="Standard"><text:span text:style-name="T1">0.38</text:span></text:p>
          </table:table-cell>
          <table:table-cell table:style-name="Tabel2.A1" office:value-type="string">
            <text:p text:style-name="Standard"><text:span text:style-name="T1">0.31</text:span></text:p>
          </table:table-cell>
          <table:table-cell table:style-name="Tabel2.A1" office:value-type="string">
            <text:p text:style-name="Standard"><text:span text:style-name="T1">0.50</text:span></text:p>
          </table:table-cell>
          <table:table-cell table:style-name="Tabel2.A1" office:value-type="string">
            <text:p text:style-name="Standard"><text:span text:style-name="T1">0.47</text:span></text:p>
          </table:table-cell>
        </table:table-row>
        <table:table-row table:style-name="Tabel2.1">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row>
        <table:table-row table:style-name="Tabel2.1">
          <table:table-cell table:style-name="Tabel2.A1" office:value-type="string">
            <text:p text:style-name="Standard"><text:span text:style-name="T1">3</text:span></text:p>
          </table:table-cell>
          <table:table-cell table:style-name="Tabel2.A1" office:value-type="string">
            <text:p text:style-name="Standard"><text:span text:style-name="T1">0.0</text:span></text:p>
          </table:table-cell>
          <table:table-cell table:style-name="Tabel2.A1" office:value-type="string">
            <text:p text:style-name="Standard"><text:span text:style-name="T1">0.35</text:span></text:p>
          </table:table-cell>
          <table:table-cell table:style-name="Tabel2.A1" office:value-type="string">
            <text:p text:style-name="Standard"><text:span text:style-name="T1">0.27</text:span></text:p>
          </table:table-cell>
          <table:table-cell table:style-name="Tabel2.A1" office:value-type="string">
            <text:p text:style-name="Standard"><text:span text:style-name="T1">0.22</text:span></text:p>
          </table:table-cell>
          <table:table-cell table:style-name="Tabel2.A1" office:value-type="string">
            <text:p text:style-name="Standard"><text:span text:style-name="T1">0.00</text:span></text:p>
          </table:table-cell>
          <table:table-cell table:style-name="Tabel2.A1" office:value-type="string">
            <text:p text:style-name="Standard"><text:span text:style-name="T1">0.24</text:span></text:p>
          </table:table-cell>
        </table:table-row>
        <table:table-row table:style-name="Tabel2.1">
          <table:table-cell table:style-name="Tabel2.A1" office:value-type="string">
            <text:p text:style-name="Standard"><text:span text:style-name="T1">3</text:span></text:p>
          </table:table-cell>
          <table:table-cell table:style-name="Tabel2.A1" office:value-type="string">
            <text:p text:style-name="Standard"><text:span text:style-name="T1">0.2</text:span></text:p>
          </table:table-cell>
          <table:table-cell table:style-name="Tabel2.A1" office:value-type="string">
            <text:p text:style-name="Standard"><text:span text:style-name="T1">0.35</text:span></text:p>
          </table:table-cell>
          <table:table-cell table:style-name="Tabel2.A1" office:value-type="string">
            <text:p text:style-name="Standard"><text:span text:style-name="T1">0.27</text:span></text:p>
          </table:table-cell>
          <table:table-cell table:style-name="Tabel2.A1" office:value-type="string">
            <text:p text:style-name="Standard"><text:span text:style-name="T1">0.22</text:span></text:p>
          </table:table-cell>
          <table:table-cell table:style-name="Tabel2.A1" office:value-type="string">
            <text:p text:style-name="Standard"><text:span text:style-name="T1">0.30</text:span></text:p>
          </table:table-cell>
          <table:table-cell table:style-name="Tabel2.A1" office:value-type="string">
            <text:p text:style-name="Standard"><text:span text:style-name="T1">0.25</text:span></text:p>
          </table:table-cell>
        </table:table-row>
        <table:table-row table:style-name="Tabel2.1">
          <table:table-cell table:style-name="Tabel2.A1" office:value-type="string">
            <text:p text:style-name="Standard"><text:span text:style-name="T1">3</text:span></text:p>
          </table:table-cell>
          <table:table-cell table:style-name="Tabel2.A1" office:value-type="string">
            <text:p text:style-name="Standard"><text:span text:style-name="T1">0.8</text:span></text:p>
          </table:table-cell>
          <table:table-cell table:style-name="Tabel2.A1" office:value-type="string">
            <text:p text:style-name="Standard"><text:span text:style-name="T1">0.35</text:span></text:p>
          </table:table-cell>
          <table:table-cell table:style-name="Tabel2.A1" office:value-type="string">
            <text:p text:style-name="Standard"><text:span text:style-name="T1">0.27</text:span></text:p>
          </table:table-cell>
          <table:table-cell table:style-name="Tabel2.A1" office:value-type="string">
            <text:p text:style-name="Standard"><text:span text:style-name="T1">0.22</text:span></text:p>
          </table:table-cell>
          <table:table-cell table:style-name="Tabel2.A1" office:value-type="string">
            <text:p text:style-name="Standard"><text:span text:style-name="T1">0.50</text:span></text:p>
          </table:table-cell>
          <table:table-cell table:style-name="Tabel2.A1" office:value-type="string">
            <text:p text:style-name="Standard"><text:span text:style-name="T1">0.26</text:span></text:p>
          </table:table-cell>
        </table:table-row>
        <table:table-row table:style-name="Tabel2.1">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cell table:style-name="Tabel2.A1" office:value-type="string">
            <text:p text:style-name="P4"/>
          </table:table-cell>
        </table:table-row>
        <table:table-row table:style-name="Tabel2.1">
          <table:table-cell table:style-name="Tabel2.A1" office:value-type="string">
            <text:p text:style-name="Standard"><text:span text:style-name="T1">9</text:span></text:p>
          </table:table-cell>
          <table:table-cell table:style-name="Tabel2.A1" office:value-type="string">
            <text:p text:style-name="Standard"><text:span text:style-name="T1">0.0</text:span></text:p>
          </table:table-cell>
          <table:table-cell table:style-name="Tabel2.A1" office:value-type="string">
            <text:p text:style-name="Standard"><text:span text:style-name="T1">0.16</text:span></text:p>
          </table:table-cell>
          <table:table-cell table:style-name="Tabel2.A1" office:value-type="string">
            <text:p text:style-name="Standard"><text:span text:style-name="T1">0.09</text:span></text:p>
          </table:table-cell>
          <table:table-cell table:style-name="Tabel2.A1" office:value-type="string">
            <text:p text:style-name="Standard"><text:span text:style-name="T1">0.07</text:span></text:p>
          </table:table-cell>
          <table:table-cell table:style-name="Tabel2.A1" office:value-type="string">
            <text:p text:style-name="Standard"><text:span text:style-name="T1">0.00</text:span></text:p>
          </table:table-cell>
          <table:table-cell table:style-name="Tabel2.A1" office:value-type="string">
            <text:p text:style-name="Standard"><text:span text:style-name="T1">0.12</text:span></text:p>
          </table:table-cell>
        </table:table-row>
        <table:table-row table:style-name="Tabel2.1">
          <table:table-cell table:style-name="Tabel2.A1" office:value-type="string">
            <text:p text:style-name="Standard"><text:span text:style-name="T1">9</text:span></text:p>
          </table:table-cell>
          <table:table-cell table:style-name="Tabel2.A1" office:value-type="string">
            <text:p text:style-name="Standard"><text:span text:style-name="T1">0.2</text:span></text:p>
          </table:table-cell>
          <table:table-cell table:style-name="Tabel2.A1" office:value-type="string">
            <text:p text:style-name="Standard"><text:span text:style-name="T1">0.15</text:span></text:p>
          </table:table-cell>
          <table:table-cell table:style-name="Tabel2.A1" office:value-type="string">
            <text:p text:style-name="Standard"><text:span text:style-name="T1">0.09</text:span></text:p>
          </table:table-cell>
          <table:table-cell table:style-name="Tabel2.A1" office:value-type="string">
            <text:p text:style-name="Standard"><text:span text:style-name="T1">0.06</text:span></text:p>
          </table:table-cell>
          <table:table-cell table:style-name="Tabel2.A1" office:value-type="string">
            <text:p text:style-name="Standard"><text:span text:style-name="T1">0.07</text:span></text:p>
          </table:table-cell>
          <table:table-cell table:style-name="Tabel2.A1" office:value-type="string">
            <text:p text:style-name="Standard"><text:span text:style-name="T1">0.11</text:span></text:p>
          </table:table-cell>
        </table:table-row>
        <table:table-row table:style-name="Tabel2.1">
          <table:table-cell table:style-name="Tabel2.A1" office:value-type="string">
            <text:p text:style-name="Standard"><text:span text:style-name="T1">9</text:span></text:p>
          </table:table-cell>
          <table:table-cell table:style-name="Tabel2.A1" office:value-type="string">
            <text:p text:style-name="Standard"><text:span text:style-name="T1">0.8</text:span></text:p>
          </table:table-cell>
          <table:table-cell table:style-name="Tabel2.A1" office:value-type="string">
            <text:p text:style-name="Standard"><text:span text:style-name="T1">0.15</text:span></text:p>
          </table:table-cell>
          <table:table-cell table:style-name="Tabel2.A1" office:value-type="string">
            <text:p text:style-name="Standard"><text:span text:style-name="T1">0.09</text:span></text:p>
          </table:table-cell>
          <table:table-cell table:style-name="Tabel2.A1" office:value-type="string">
            <text:p text:style-name="Standard"><text:span text:style-name="T1">0.06</text:span></text:p>
          </table:table-cell>
          <table:table-cell table:style-name="Tabel2.A1" office:value-type="string">
            <text:p text:style-name="Standard"><text:span text:style-name="T1">0.27</text:span></text:p>
          </table:table-cell>
          <table:table-cell table:style-name="Tabel2.A1" office:value-type="string">
            <text:p text:style-name="Standard"><text:span text:style-name="T1">0.10</text:span></text:p>
          </table:table-cell>
        </table:table-row>
      </table:table>
      <text:p text:style-name="P7"/>
      <text:p text:style-name="P7"/>
      <text:p text:style-name="P1"><text:span text:style-name="T1">Figure 3: <text:s/>multiplot sample size versus power interaction term (AR (3) x alpha = .05/ .01)</text:span></text:p>
      <text:p text:style-name="P1"><text:span text:style-name="T1">Figure 4: <text:s/>multiplot sample size versus power AR term (AR (3) x alpha = .05/ .01)</text:span></text:p>
      <text:p text:style-name="P7"/>
      <text:p text:style-name="P7"/>
      <text:p text:style-name="P7"/>
      <text:p text:style-name="P7"/>
      <text:p text:style-name="P7"/>
      <text:p text:style-name="P7"/>
      <text:p text:style-name="P7"/>
      <text:p text:style-name="P7"/>
      <text:p text:style-name="P1"><text:span text:style-name="T1">Results from ESM simulation (oud, zonder ar): </text:span></text:p>
      <text:p text:style-name="P4"><text:soft-page-break/></text:p>
      <table:table table:name="Tabel3" table:style-name="Tabel3">
        <table:table-column table:style-name="Tabel3.A"/>
        <table:table-column table:style-name="Tabel3.B"/>
        <table:table-column table:style-name="Tabel3.C"/>
        <table:table-column table:style-name="Tabel3.D"/>
        <table:table-column table:style-name="Tabel3.C"/>
        <table:table-column table:style-name="Tabel3.F"/>
        <table:table-row table:style-name="Tabel3.1">
          <table:table-cell table:style-name="Tabel3.A1" office:value-type="string">
            <text:p text:style-name="Standard"><text:span text:style-name="T1">r(x,z)</text:span></text:p>
          </table:table-cell>
          <table:table-cell table:style-name="Tabel3.A1" office:value-type="string">
            <text:p text:style-name="Standard"><text:span text:style-name="T1">Var(e)</text:span></text:p>
          </table:table-cell>
          <table:table-cell table:style-name="Tabel3.A1" office:value-type="string">
            <text:p text:style-name="Standard"><text:span text:style-name="T1">Beta1</text:span></text:p>
          </table:table-cell>
          <table:table-cell table:style-name="Tabel3.A1" office:value-type="string">
            <text:p text:style-name="Standard"><text:span text:style-name="T1">Beta2</text:span></text:p>
          </table:table-cell>
          <table:table-cell table:style-name="Tabel3.A1" office:value-type="string">
            <text:p text:style-name="Standard"><text:span text:style-name="T1">Beta3</text:span></text:p>
          </table:table-cell>
          <table:table-cell table:style-name="Tabel3.A1" office:value-type="string">
            <text:p text:style-name="Standard"><text:span text:style-name="T1">R</text:span><text:span text:style-name="T11">2</text:span></text:p>
          </table:table-cell>
        </table:table-row>
        <table:table-row table:style-name="Tabel3.1">
          <table:table-cell table:style-name="Tabel3.A1" office:value-type="string">
            <text:p text:style-name="Standard"><text:span text:style-name="T1">0.00</text:span></text:p>
          </table:table-cell>
          <table:table-cell table:style-name="Tabel3.A1" office:value-type="string">
            <text:p text:style-name="Standard"><text:span text:style-name="T1">1</text:span></text:p>
          </table:table-cell>
          <table:table-cell table:style-name="Tabel3.A1" office:value-type="string">
            <text:p text:style-name="Standard"><text:span text:style-name="T1">0.50</text:span></text:p>
          </table:table-cell>
          <table:table-cell table:style-name="Tabel3.A1" office:value-type="string">
            <text:p text:style-name="Standard"><text:span text:style-name="T1">0.39</text:span></text:p>
          </table:table-cell>
          <table:table-cell table:style-name="Tabel3.A1" office:value-type="string">
            <text:p text:style-name="Standard"><text:span text:style-name="T1">0.32</text:span></text:p>
          </table:table-cell>
          <table:table-cell table:style-name="Tabel3.A1" office:value-type="string">
            <text:p text:style-name="Standard"><text:span text:style-name="T1">0.50</text:span></text:p>
          </table:table-cell>
        </table:table-row>
        <table:table-row table:style-name="Tabel3.1">
          <table:table-cell table:style-name="Tabel3.A1" office:value-type="string">
            <text:p text:style-name="Standard"><text:span text:style-name="T1">0.30</text:span></text:p>
          </table:table-cell>
          <table:table-cell table:style-name="Tabel3.A1" office:value-type="string">
            <text:p text:style-name="Standard"><text:span text:style-name="T1">1</text:span></text:p>
          </table:table-cell>
          <table:table-cell table:style-name="Tabel3.A1" office:value-type="string">
            <text:p text:style-name="Standard"><text:span text:style-name="T1">0.50</text:span></text:p>
          </table:table-cell>
          <table:table-cell table:style-name="Tabel3.A1" office:value-type="string">
            <text:p text:style-name="Standard"><text:span text:style-name="T1">0.39</text:span></text:p>
          </table:table-cell>
          <table:table-cell table:style-name="Tabel3.A1" office:value-type="string">
            <text:p text:style-name="Standard"><text:span text:style-name="T1">0.31</text:span></text:p>
          </table:table-cell>
          <table:table-cell table:style-name="Tabel3.A1" office:value-type="string">
            <text:p text:style-name="Standard"><text:span text:style-name="T1">0.50</text:span></text:p>
          </table:table-cell>
        </table:table-row>
        <table:table-row table:style-name="Tabel3.1">
          <table:table-cell table:style-name="Tabel3.A1" office:value-type="string">
            <text:p text:style-name="Standard"><text:span text:style-name="T1">0.50</text:span></text:p>
          </table:table-cell>
          <table:table-cell table:style-name="Tabel3.A1" office:value-type="string">
            <text:p text:style-name="Standard"><text:span text:style-name="T1">1</text:span></text:p>
          </table:table-cell>
          <table:table-cell table:style-name="Tabel3.A1" office:value-type="string">
            <text:p text:style-name="Standard"><text:span text:style-name="T1">0.49</text:span></text:p>
          </table:table-cell>
          <table:table-cell table:style-name="Tabel3.A1" office:value-type="string">
            <text:p text:style-name="Standard"><text:span text:style-name="T1">0.38</text:span></text:p>
          </table:table-cell>
          <table:table-cell table:style-name="Tabel3.A1" office:value-type="string">
            <text:p text:style-name="Standard"><text:span text:style-name="T1">0.31</text:span></text:p>
          </table:table-cell>
          <table:table-cell table:style-name="Tabel3.A1" office:value-type="string">
            <text:p text:style-name="Standard"><text:span text:style-name="T1">0.51</text:span></text:p>
          </table:table-cell>
        </table:table-row>
        <table:table-row table:style-name="Tabel3.1">
          <table:table-cell table:style-name="Tabel3.A1" office:value-type="string">
            <text:p text:style-name="Standard"><text:span text:style-name="T1">0.80</text:span></text:p>
          </table:table-cell>
          <table:table-cell table:style-name="Tabel3.A1" office:value-type="string">
            <text:p text:style-name="Standard"><text:span text:style-name="T1">1</text:span></text:p>
          </table:table-cell>
          <table:table-cell table:style-name="Tabel3.A1" office:value-type="string">
            <text:p text:style-name="Standard"><text:span text:style-name="T1">0.49</text:span></text:p>
          </table:table-cell>
          <table:table-cell table:style-name="Tabel3.A1" office:value-type="string">
            <text:p text:style-name="Standard"><text:span text:style-name="T1">0.38</text:span></text:p>
          </table:table-cell>
          <table:table-cell table:style-name="Tabel3.A1" office:value-type="string">
            <text:p text:style-name="Standard"><text:span text:style-name="T1">0.31</text:span></text:p>
          </table:table-cell>
          <table:table-cell table:style-name="Tabel3.A1" office:value-type="string">
            <text:p text:style-name="Standard"><text:span text:style-name="T1">0.53</text:span></text:p>
          </table:table-cell>
        </table:table-row>
        <table:table-row table:style-name="Tabel3.1">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row>
        <table:table-row table:style-name="Tabel3.1">
          <table:table-cell table:style-name="Tabel3.A1" office:value-type="string">
            <text:p text:style-name="Standard"><text:span text:style-name="T1">0.00</text:span></text:p>
          </table:table-cell>
          <table:table-cell table:style-name="Tabel3.A1" office:value-type="string">
            <text:p text:style-name="Standard"><text:span text:style-name="T1">3</text:span></text:p>
          </table:table-cell>
          <table:table-cell table:style-name="Tabel3.A1" office:value-type="string">
            <text:p text:style-name="Standard"><text:span text:style-name="T1">0.35</text:span></text:p>
          </table:table-cell>
          <table:table-cell table:style-name="Tabel3.A1" office:value-type="string">
            <text:p text:style-name="Standard"><text:span text:style-name="T1">0.27</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25</text:span></text:p>
          </table:table-cell>
        </table:table-row>
        <table:table-row table:style-name="Tabel3.1">
          <table:table-cell table:style-name="Tabel3.A1" office:value-type="string">
            <text:p text:style-name="Standard"><text:span text:style-name="T1">0.30</text:span></text:p>
          </table:table-cell>
          <table:table-cell table:style-name="Tabel3.A1" office:value-type="string">
            <text:p text:style-name="Standard"><text:span text:style-name="T1">3</text:span></text:p>
          </table:table-cell>
          <table:table-cell table:style-name="Tabel3.A1" office:value-type="string">
            <text:p text:style-name="Standard"><text:span text:style-name="T1">0.35</text:span></text:p>
          </table:table-cell>
          <table:table-cell table:style-name="Tabel3.A1" office:value-type="string">
            <text:p text:style-name="Standard"><text:span text:style-name="T1">0.27</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25</text:span></text:p>
          </table:table-cell>
        </table:table-row>
        <table:table-row table:style-name="Tabel3.1">
          <table:table-cell table:style-name="Tabel3.A1" office:value-type="string">
            <text:p text:style-name="Standard"><text:span text:style-name="T1">0.50</text:span></text:p>
          </table:table-cell>
          <table:table-cell table:style-name="Tabel3.A1" office:value-type="string">
            <text:p text:style-name="Standard"><text:span text:style-name="T1">3</text:span></text:p>
          </table:table-cell>
          <table:table-cell table:style-name="Tabel3.A1" office:value-type="string">
            <text:p text:style-name="Standard"><text:span text:style-name="T1">0.35</text:span></text:p>
          </table:table-cell>
          <table:table-cell table:style-name="Tabel3.A1" office:value-type="string">
            <text:p text:style-name="Standard"><text:span text:style-name="T1">0.27</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26</text:span></text:p>
          </table:table-cell>
        </table:table-row>
        <table:table-row table:style-name="Tabel3.1">
          <table:table-cell table:style-name="Tabel3.A1" office:value-type="string">
            <text:p text:style-name="Standard"><text:span text:style-name="T1">0.80</text:span></text:p>
          </table:table-cell>
          <table:table-cell table:style-name="Tabel3.A1" office:value-type="string">
            <text:p text:style-name="Standard"><text:span text:style-name="T1">3</text:span></text:p>
          </table:table-cell>
          <table:table-cell table:style-name="Tabel3.A1" office:value-type="string">
            <text:p text:style-name="Standard"><text:span text:style-name="T1">0.35</text:span></text:p>
          </table:table-cell>
          <table:table-cell table:style-name="Tabel3.A1" office:value-type="string">
            <text:p text:style-name="Standard"><text:span text:style-name="T1">0.27</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27</text:span></text:p>
          </table:table-cell>
        </table:table-row>
        <table:table-row table:style-name="Tabel3.1">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cell table:style-name="Tabel3.A1" office:value-type="string">
            <text:p text:style-name="P4"/>
          </table:table-cell>
        </table:table-row>
        <table:table-row table:style-name="Tabel3.1">
          <table:table-cell table:style-name="Tabel3.A1" office:value-type="string">
            <text:p text:style-name="Standard"><text:span text:style-name="T1">0.00</text:span></text:p>
          </table:table-cell>
          <table:table-cell table:style-name="Tabel3.A1" office:value-type="string">
            <text:p text:style-name="Standard"><text:span text:style-name="T1">9</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17</text:span></text:p>
          </table:table-cell>
          <table:table-cell table:style-name="Tabel3.A1" office:value-type="string">
            <text:p text:style-name="Standard"><text:span text:style-name="T1">0.14</text:span></text:p>
          </table:table-cell>
          <table:table-cell table:style-name="Tabel3.A1" office:value-type="string">
            <text:p text:style-name="Standard"><text:span text:style-name="T1">0.10</text:span></text:p>
          </table:table-cell>
        </table:table-row>
        <table:table-row table:style-name="Tabel3.1">
          <table:table-cell table:style-name="Tabel3.A1" office:value-type="string">
            <text:p text:style-name="Standard"><text:span text:style-name="T1">0.30</text:span></text:p>
          </table:table-cell>
          <table:table-cell table:style-name="Tabel3.A1" office:value-type="string">
            <text:p text:style-name="Standard"><text:span text:style-name="T1">9</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17</text:span></text:p>
          </table:table-cell>
          <table:table-cell table:style-name="Tabel3.A1" office:value-type="string">
            <text:p text:style-name="Standard"><text:span text:style-name="T1">0.14</text:span></text:p>
          </table:table-cell>
          <table:table-cell table:style-name="Tabel3.A1" office:value-type="string">
            <text:p text:style-name="Standard"><text:span text:style-name="T1">0.10</text:span></text:p>
          </table:table-cell>
        </table:table-row>
        <table:table-row table:style-name="Tabel3.1">
          <table:table-cell table:style-name="Tabel3.A1" office:value-type="string">
            <text:p text:style-name="Standard"><text:span text:style-name="T1">0.50</text:span></text:p>
          </table:table-cell>
          <table:table-cell table:style-name="Tabel3.A1" office:value-type="string">
            <text:p text:style-name="Standard"><text:span text:style-name="T1">9</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17</text:span></text:p>
          </table:table-cell>
          <table:table-cell table:style-name="Tabel3.A1" office:value-type="string">
            <text:p text:style-name="Standard"><text:span text:style-name="T1">0.14</text:span></text:p>
          </table:table-cell>
          <table:table-cell table:style-name="Tabel3.A1" office:value-type="string">
            <text:p text:style-name="Standard"><text:span text:style-name="T1">0.10</text:span></text:p>
          </table:table-cell>
        </table:table-row>
        <table:table-row table:style-name="Tabel3.1">
          <table:table-cell table:style-name="Tabel3.A1" office:value-type="string">
            <text:p text:style-name="Standard"><text:span text:style-name="T1">0.80</text:span></text:p>
          </table:table-cell>
          <table:table-cell table:style-name="Tabel3.A1" office:value-type="string">
            <text:p text:style-name="Standard"><text:span text:style-name="T1">9</text:span></text:p>
          </table:table-cell>
          <table:table-cell table:style-name="Tabel3.A1" office:value-type="string">
            <text:p text:style-name="Standard"><text:span text:style-name="T1">0.22</text:span></text:p>
          </table:table-cell>
          <table:table-cell table:style-name="Tabel3.A1" office:value-type="string">
            <text:p text:style-name="Standard"><text:span text:style-name="T1">0.17</text:span></text:p>
          </table:table-cell>
          <table:table-cell table:style-name="Tabel3.A1" office:value-type="string">
            <text:p text:style-name="Standard"><text:span text:style-name="T1">0.14</text:span></text:p>
          </table:table-cell>
          <table:table-cell table:style-name="Tabel3.A1" office:value-type="string">
            <text:p text:style-name="Standard"><text:span text:style-name="T1">0.11</text:span></text:p>
          </table:table-cell>
        </table:table-row>
      </table:table>
      <text:p text:style-name="P4"/>
      <text:p text:style-name="P7"/>
      <text:p text:style-name="P7"/>
      <text:p text:style-name="P7"/>
      <text:p text:style-name="P25"><text:span text:style-name="T2">Mediation model</text:span></text:p>
      <text:p text:style-name="P7"/>
      <text:p text:style-name="P1"><text:span text:style-name="T1">We consider the following model. There is a pre-intervention measurement (PRE) and three post intervention and follow up measurements (POST, FU1, FU2, FU3). <text:s/>The effect van the intervention (condition) on the measurements is mediated by a mediator. Also a moderator moderates the effect of the intervention on the mediator. The parameter “a1” represents the main effect of the intervention on the mediator, “a3” represents the moderating (interaction) effect. effects b1, b2, b3 and b4 are the effects of the mediator on the measurements.</text:span></text:p>
      <text:p text:style-name="P7"/>
      <text:p text:style-name="P17"/>
      <text:p text:style-name="P17"/>
      <text:p text:style-name="P15"><text:span text:style-name="T1"><text:tab/><text:tab/><text:tab/>(no moderation)</text:span></text:p>
      <text:p text:style-name="P15"><text:span text:style-name="T1"><text:tab/><text:tab/>(moderated mediation)</text:span></text:p>
      <text:p text:style-name="P8"/>
      <text:p text:style-name="P3"><text:span text:style-name="T1">The effect sizes for the predictor, moderator and interaction on the mediator are represented by a1, a2 and a3, respectively. If auto-correlation is assumed this effect is represented by a4. The b’s represent the effects of respectively the mediator, predictor, and auto-correlation on the dependent variable.</text:span></text:p>
      <text:p text:style-name="P3"><text:span text:style-name="T1">The indirect effect of x on y through m is represented by “ind”. <text:s/></text:span></text:p>
      <text:p text:style-name="P8"/>
      <text:p text:style-name="P8"/>
      <text:p text:style-name="P8"/>
      <text:p text:style-name="P8"/>
      <text:p text:style-name="P3"><text:span text:style-name="T1">In each condition a SEM analysis (using LAVAAN in R) was replicated 500 times. The results of the bias (true value minus the mean recovered parameters) and power are given in the following tables.</text:span></text:p>
      <text:p text:style-name="P9"/>
      <text:p text:style-name="P9"/>
      <text:p text:style-name="P9"/>
      <text:p text:style-name="P5"/>
      <text:p text:style-name="Standard"><text:span text:style-name="T2">BIAS (A1= .5, A3 = .5, B1 = .4, B2= .3, B3 = .2, B4 = .1)</text:span></text:p>
      <table:table table:name="Tabel4" table:style-name="Tabel4">
        <table:table-column table:style-name="Tabel4.A"/>
        <table:table-column table:style-name="Tabel4.B"/>
        <table:table-column table:style-name="Tabel4.C"/>
        <table:table-column table:style-name="Tabel4.D" table:number-columns-repeated="2"/>
        <table:table-column table:style-name="Tabel4.F"/>
        <table:table-column table:style-name="Tabel4.G"/>
        <table:table-row table:style-name="Tabel4.1">
          <table:table-cell table:style-name="Tabel4.A1" office:value-type="string">
            <text:p text:style-name="Standard"><text:span text:style-name="T1">N</text:span></text:p>
          </table:table-cell>
          <table:table-cell table:style-name="Tabel4.A1" office:value-type="string">
            <text:p text:style-name="Standard"><text:span text:style-name="T1">A1 (cond)</text:span></text:p>
          </table:table-cell>
          <table:table-cell table:style-name="Tabel4.A1" office:value-type="string">
            <text:p text:style-name="Standard"><text:span text:style-name="T1">A3 (int)</text:span></text:p>
          </table:table-cell>
          <table:table-cell table:style-name="Tabel4.A1" office:value-type="string">
            <text:p text:style-name="Standard"><text:span text:style-name="T1">B1</text:span></text:p>
          </table:table-cell>
          <table:table-cell table:style-name="Tabel4.A1" office:value-type="string">
            <text:p text:style-name="Standard"><text:span text:style-name="T1">B2</text:span></text:p>
          </table:table-cell>
          <table:table-cell table:style-name="Tabel4.A1" office:value-type="string">
            <text:p text:style-name="Standard"><text:span text:style-name="T1">B3</text:span></text:p>
          </table:table-cell>
          <table:table-cell table:style-name="Tabel4.A1" office:value-type="string">
            <text:p text:style-name="Standard"><text:span text:style-name="T1">B4</text:span></text:p>
          </table:table-cell>
        </table:table-row>
        <text:soft-page-break/>
        <table:table-row table:style-name="Tabel4.1">
          <table:table-cell table:style-name="Tabel4.A1" office:value-type="string">
            <text:p text:style-name="Standard"><text:span text:style-name="T1">100</text:span></text:p>
          </table:table-cell>
          <table:table-cell table:style-name="Tabel4.A1" office:value-type="string">
            <text:p text:style-name="Standard"><text:span text:style-name="T1">.003</text:span></text:p>
          </table:table-cell>
          <table:table-cell table:style-name="Tabel4.A1" office:value-type="string">
            <text:p text:style-name="Standard"><text:span text:style-name="T1">-.011</text:span></text:p>
          </table:table-cell>
          <table:table-cell table:style-name="Tabel4.A1" office:value-type="string">
            <text:p text:style-name="Standard"><text:span text:style-name="T1">.044</text:span></text:p>
          </table:table-cell>
          <table:table-cell table:style-name="Tabel4.A1" office:value-type="string">
            <text:p text:style-name="Standard"><text:span text:style-name="T1">.033</text:span></text:p>
          </table:table-cell>
          <table:table-cell table:style-name="Tabel4.A1" office:value-type="string">
            <text:p text:style-name="Standard"><text:span text:style-name="T1">.022</text:span></text:p>
          </table:table-cell>
          <table:table-cell table:style-name="Tabel4.A1" office:value-type="string">
            <text:p text:style-name="Standard"><text:span text:style-name="T1">.011</text:span></text:p>
          </table:table-cell>
        </table:table-row>
        <table:table-row table:style-name="Tabel4.1">
          <table:table-cell table:style-name="Tabel4.A1" office:value-type="string">
            <text:p text:style-name="Standard"><text:span text:style-name="T1">150</text:span></text:p>
          </table:table-cell>
          <table:table-cell table:style-name="Tabel4.A1" office:value-type="string">
            <text:p text:style-name="Standard"><text:span text:style-name="T1">-.001</text:span></text:p>
          </table:table-cell>
          <table:table-cell table:style-name="Tabel4.A1" office:value-type="string">
            <text:p text:style-name="Standard"><text:span text:style-name="T1">-.003</text:span></text:p>
          </table:table-cell>
          <table:table-cell table:style-name="Tabel4.A1" office:value-type="string">
            <text:p text:style-name="Standard"><text:span text:style-name="T1">.042</text:span></text:p>
          </table:table-cell>
          <table:table-cell table:style-name="Tabel4.A1" office:value-type="string">
            <text:p text:style-name="Standard"><text:span text:style-name="T1">.031</text:span></text:p>
          </table:table-cell>
          <table:table-cell table:style-name="Tabel4.A1" office:value-type="string">
            <text:p text:style-name="Standard"><text:span text:style-name="T1">.021</text:span></text:p>
          </table:table-cell>
          <table:table-cell table:style-name="Tabel4.A1" office:value-type="string">
            <text:p text:style-name="Standard"><text:span text:style-name="T1">.010</text:span></text:p>
          </table:table-cell>
        </table:table-row>
        <table:table-row table:style-name="Tabel4.1">
          <table:table-cell table:style-name="Tabel4.A1" office:value-type="string">
            <text:p text:style-name="Standard"><text:span text:style-name="T1">200</text:span></text:p>
          </table:table-cell>
          <table:table-cell table:style-name="Tabel4.A1" office:value-type="string">
            <text:p text:style-name="Standard"><text:span text:style-name="T1">.002</text:span></text:p>
          </table:table-cell>
          <table:table-cell table:style-name="Tabel4.A1" office:value-type="string">
            <text:p text:style-name="Standard"><text:span text:style-name="T1">.009</text:span></text:p>
          </table:table-cell>
          <table:table-cell table:style-name="Tabel4.A1" office:value-type="string">
            <text:p text:style-name="Standard"><text:span text:style-name="T1">.043</text:span></text:p>
          </table:table-cell>
          <table:table-cell table:style-name="Tabel4.A1" office:value-type="string">
            <text:p text:style-name="Standard"><text:span text:style-name="T1">.034</text:span></text:p>
          </table:table-cell>
          <table:table-cell table:style-name="Tabel4.A1" office:value-type="string">
            <text:p text:style-name="Standard"><text:span text:style-name="T1">.022</text:span></text:p>
          </table:table-cell>
          <table:table-cell table:style-name="Tabel4.A1" office:value-type="string">
            <text:p text:style-name="Standard"><text:span text:style-name="T1">.011</text:span></text:p>
          </table:table-cell>
        </table:table-row>
        <table:table-row table:style-name="Tabel4.1">
          <table:table-cell table:style-name="Tabel4.A1" office:value-type="string">
            <text:p text:style-name="Standard"><text:span text:style-name="T1">250</text:span></text:p>
          </table:table-cell>
          <table:table-cell table:style-name="Tabel4.A1" office:value-type="string">
            <text:p text:style-name="Standard"><text:span text:style-name="T1">.008</text:span></text:p>
          </table:table-cell>
          <table:table-cell table:style-name="Tabel4.A1" office:value-type="string">
            <text:p text:style-name="Standard"><text:span text:style-name="T1">.003</text:span></text:p>
          </table:table-cell>
          <table:table-cell table:style-name="Tabel4.A1" office:value-type="string">
            <text:p text:style-name="Standard"><text:span text:style-name="T1">.043</text:span></text:p>
          </table:table-cell>
          <table:table-cell table:style-name="Tabel4.A1" office:value-type="string">
            <text:p text:style-name="Standard"><text:span text:style-name="T1">.033</text:span></text:p>
          </table:table-cell>
          <table:table-cell table:style-name="Tabel4.A1" office:value-type="string">
            <text:p text:style-name="Standard"><text:span text:style-name="T1">.021</text:span></text:p>
          </table:table-cell>
          <table:table-cell table:style-name="Tabel4.A1" office:value-type="string">
            <text:p text:style-name="Standard"><text:span text:style-name="T1">.011</text:span></text:p>
          </table:table-cell>
        </table:table-row>
      </table:table>
      <text:p text:style-name="P5"/>
      <text:p text:style-name="P5"/>
      <text:p text:style-name="Standard"><text:span text:style-name="T2">Power (A1=. 5, A3 = .5, B1 = .4, B2 = .3, B3 = .2, B4 = .1)</text:span></text:p>
      <table:table table:name="Tabel5" table:style-name="Tabel5">
        <table:table-column table:style-name="Tabel5.A"/>
        <table:table-column table:style-name="Tabel5.B"/>
        <table:table-column table:style-name="Tabel5.C"/>
        <table:table-column table:style-name="Tabel5.D" table:number-columns-repeated="2"/>
        <table:table-column table:style-name="Tabel5.F"/>
        <table:table-column table:style-name="Tabel5.G"/>
        <table:table-row table:style-name="Tabel5.1">
          <table:table-cell table:style-name="Tabel5.A1" office:value-type="string">
            <text:p text:style-name="Standard"><text:span text:style-name="T1">N</text:span></text:p>
          </table:table-cell>
          <table:table-cell table:style-name="Tabel5.A1" office:value-type="string">
            <text:p text:style-name="Standard"><text:span text:style-name="T1">A1 (cond)</text:span></text:p>
          </table:table-cell>
          <table:table-cell table:style-name="Tabel5.A1" office:value-type="string">
            <text:p text:style-name="Standard"><text:span text:style-name="T1">A3 (int)</text:span></text:p>
          </table:table-cell>
          <table:table-cell table:style-name="Tabel5.A1" office:value-type="string">
            <text:p text:style-name="Standard"><text:span text:style-name="T1">B1</text:span></text:p>
          </table:table-cell>
          <table:table-cell table:style-name="Tabel5.A1" office:value-type="string">
            <text:p text:style-name="Standard"><text:span text:style-name="T1">B2</text:span></text:p>
          </table:table-cell>
          <table:table-cell table:style-name="Tabel5.A1" office:value-type="string">
            <text:p text:style-name="Standard"><text:span text:style-name="T1">B3</text:span></text:p>
          </table:table-cell>
          <table:table-cell table:style-name="Tabel5.A1" office:value-type="string">
            <text:p text:style-name="Standard"><text:span text:style-name="T1">B4</text:span></text:p>
          </table:table-cell>
        </table:table-row>
        <table:table-row table:style-name="Tabel5.1">
          <table:table-cell table:style-name="Tabel5.A1" office:value-type="string">
            <text:p text:style-name="Standard"><text:span text:style-name="T1">100</text:span></text:p>
          </table:table-cell>
          <table:table-cell table:style-name="Tabel5.A1" office:value-type="string">
            <text:p text:style-name="Standard"><text:span text:style-name="T1">.73</text:span></text:p>
          </table:table-cell>
          <table:table-cell table:style-name="Tabel5.A1" office:value-type="string">
            <text:p text:style-name="Standard"><text:span text:style-name="T1">.71</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46</text:span></text:p>
          </table:table-cell>
          <table:table-cell table:style-name="Tabel5.A1" office:value-type="string">
            <text:p text:style-name="Standard"><text:span text:style-name="T1">.00</text:span></text:p>
          </table:table-cell>
        </table:table-row>
        <table:table-row table:style-name="Tabel5.1">
          <table:table-cell table:style-name="Tabel5.A3" office:value-type="string">
            <text:p text:style-name="Standard"><text:span text:style-name="T1">150</text:span></text:p>
          </table:table-cell>
          <table:table-cell table:style-name="Tabel5.A3" office:value-type="string">
            <text:p text:style-name="Standard"><text:span text:style-name="T1">.88</text:span></text:p>
          </table:table-cell>
          <table:table-cell table:style-name="Tabel5.A3" office:value-type="string">
            <text:p text:style-name="Standard"><text:span text:style-name="T1">.89</text:span></text:p>
          </table:table-cell>
          <table:table-cell table:style-name="Tabel5.A3" office:value-type="string">
            <text:p text:style-name="Standard"><text:span text:style-name="T1">1.00</text:span></text:p>
          </table:table-cell>
          <table:table-cell table:style-name="Tabel5.A3" office:value-type="string">
            <text:p text:style-name="Standard"><text:span text:style-name="T1">1.00</text:span></text:p>
          </table:table-cell>
          <table:table-cell table:style-name="Tabel5.A3" office:value-type="string">
            <text:p text:style-name="Standard"><text:span text:style-name="T1">.86</text:span></text:p>
          </table:table-cell>
          <table:table-cell table:style-name="Tabel5.A3" office:value-type="string">
            <text:p text:style-name="Standard"><text:span text:style-name="T1">.02</text:span></text:p>
          </table:table-cell>
        </table:table-row>
        <table:table-row table:style-name="Tabel5.1">
          <table:table-cell table:style-name="Tabel5.A1" office:value-type="string">
            <text:p text:style-name="Standard"><text:span text:style-name="T1">200</text:span></text:p>
          </table:table-cell>
          <table:table-cell table:style-name="Tabel5.A1" office:value-type="string">
            <text:p text:style-name="Standard"><text:span text:style-name="T1">.97</text:span></text:p>
          </table:table-cell>
          <table:table-cell table:style-name="Tabel5.A1" office:value-type="string">
            <text:p text:style-name="Standard"><text:span text:style-name="T1">.94</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99</text:span></text:p>
          </table:table-cell>
          <table:table-cell table:style-name="Tabel5.A1" office:value-type="string">
            <text:p text:style-name="Standard"><text:span text:style-name="T1">.05</text:span></text:p>
          </table:table-cell>
        </table:table-row>
        <table:table-row table:style-name="Tabel5.1">
          <table:table-cell table:style-name="Tabel5.A1" office:value-type="string">
            <text:p text:style-name="Standard"><text:span text:style-name="T1">250</text:span></text:p>
          </table:table-cell>
          <table:table-cell table:style-name="Tabel5.A1" office:value-type="string">
            <text:p text:style-name="Standard"><text:span text:style-name="T1">.98</text:span></text:p>
          </table:table-cell>
          <table:table-cell table:style-name="Tabel5.A1" office:value-type="string">
            <text:p text:style-name="Standard"><text:span text:style-name="T1">.98</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1.00</text:span></text:p>
          </table:table-cell>
          <table:table-cell table:style-name="Tabel5.A1" office:value-type="string">
            <text:p text:style-name="Standard"><text:span text:style-name="T1">.11</text:span></text:p>
          </table:table-cell>
        </table:table-row>
      </table:table>
      <text:p text:style-name="P5"/>
      <text:p text:style-name="P5"/>
      <text:p text:style-name="P5"/>
      <text:p text:style-name="P1"><text:span text:style-name="T2">Attrition</text:span></text:p>
      <text:p text:style-name="P1"><text:span text:style-name="T1">We assume 20%, 10% and 10% and 0% attrition at the consecutive measurements. <text:s/>Thus, at T1 we have left 80%, at T2 70%, at T3 60% and at T4 50% of the original sample. Under these assumptions the net sample size has to be 2*N for T4, 1.67 * N for T3, 1.43 * N for T2 and 1.25 * N for T1, where N is obtained from the tables presented above.</text:span></text:p>
      <text:p text:style-name="P7"/>
      <text:p text:style-name="P7"/>
      <text:p text:style-name="P1"><text:span text:style-name="T2">Conclusions</text:span></text:p>
      <text:p text:style-name="P1"><text:span text:style-name="T1">In all conditions the parameters are recovered quite well, the b’s are slightly underestimated. The power for b1 and b2 is always very good (100%) for b3 N=150 is the minimum sample size necessary to have power larger than 80%. For the weak effect of b4 the power is almost zero, this parameter is almost never significant.</text:span></text:p>
      <text:p text:style-name="P1"><text:span text:style-name="T1">The effect size of a1 and a3 need to be substantial (.5). In that case N = 150 seems sufficient. To obtain sufficient power for weaker effect sizes, samples sizes larger than 300 are presumably necessary.</text:span></text:p>
      <text:p text:style-name="P1"><text:span text:style-name="T1">If it is possible to assume that moderation and main effects of the intervention on the mediator are substantial, we start from N=150 and then considering the assumed attrition rates, we need a sample of N =250 (150* 1.67) to have sufficient power to estimate the effect on T2. </text:span></text:p>
      <text:p text:style-name="P7"/>
      <text:p text:style-name="P1"><text:soft-page-break/><text:span text:style-name="T1">Additional analyses showed that if we assume an ES of 0.2 for T4 and accounting for 50% attrition, then with N = 200 we obtain a power of 46%. <text:s/></text:span>With N= 300 (50% attrition accounted for) the</text:p>
      <text:p text:style-name="P1"/>
      <text:p text:style-name="P1">*****</text:p>
      <text:p text:style-name="Normal_20__28_Web_29_"><text:span text:style-name="T13">Om de verschillende deelvragen te beantwoorden wordt multilevel analyse (Raudenbush &amp; Bryk, 2002) gebruikt. Om een beeld te krijgen hoeveel kinderen nodig zijn om een voldoende hoge power te verkrijgen, is een simulatiestudie (Hedeker, Gibbons, &amp; Waternaux, 1999) uitgevoerd in R (Team, 2013) met het pakket “lme4” (Bates, Maechler, Bolker, &amp; Walker, 2013). </text:span></text:p>
      <text:p text:style-name="P30"><text:span text:style-name="T13">In de simulatie is uitgegaan van een middelgroot effect (.5) van training (in vergelijking met de controle groep) op cognities en vermijdingsgedrag. Voorts wordt er een zwak effect (.20) verwacht tussen de mediatoren enerzijds en angst anderzijds. Aangezien angststoornis de primaire uitkomstmaat is, is de primaire effectmaat het indirecte effect van de training op de angststoornis. Voor een power van 80% bij een type I fout van 5% gaf de simulatie (met 500 replicaties) aan dat bij 120 kinderen per conditie het indirecte pad een power van ca. 80% had. </text:span></text:p>
      <text:p text:style-name="P30"><text:span text:style-name="T13">In de simulatie is rekening gehouden met een verwachte uitval tussen de metingen. Er is aangenomen dat er tussen twee opeenvolgende metingen sprake is van 10% willekeurige uitval. </text:span></text:p>
      <text:p text:style-name="P1"/>
      <text:p text:style-name="P1"><text:span text:style-name="T1">*****</text:span></text:p>
      <text:p text:style-name="P1"><text:span text:style-name="T1">To obtain an estimate of the power for a parameter estimate take the following steps:</text:span></text:p>
      <text:p text:style-name="P1"><text:span text:style-name="T1">Define which parameters are of primary interest (hypotheses).</text:span></text:p>
      <text:p text:style-name="P1"><text:span text:style-name="T1">Obtain realistic estimates for the parameters based on previous research or an educated guess.</text:span></text:p>
      <text:p text:style-name="P7"/>
      <text:p text:style-name="P1"><text:span text:style-name="T1">Example</text:span></text:p>
      <text:p text:style-name="P7"/>
      <text:p text:style-name="P1"><text:span text:style-name="T1">Treatment (X): Therapy (0=no, 1=yes)</text:span></text:p>
      <text:p text:style-name="P1"><text:span text:style-name="T1">5 repeated measures (M): mediators (Cognition)</text:span></text:p>
      <text:p text:style-name="P1"><text:span text:style-name="T1">5 repeated measures (W): mediators (Avoidance Behavior)</text:span></text:p>
      <text:p text:style-name="P1"><text:span text:style-name="T1">5 repeated measures (Y): outcomes (Anxiety)</text:span></text:p>
      <text:p text:style-name="P1"><text:span text:style-name="T1">Moderator (IQ) measured at T0</text:span></text:p>
      <text:p text:style-name="P7"/>
      <text:p text:style-name="P1"><text:span text:style-name="T1">Design</text:span></text:p>
      <table:table table:name="Tabel6" table:style-name="Tabel6">
        <table:table-column table:style-name="Tabel6.A"/>
        <table:table-column table:style-name="Tabel6.B"/>
        <table:table-column table:style-name="Tabel6.C"/>
        <table:table-column table:style-name="Tabel6.D"/>
        <table:table-column table:style-name="Tabel6.B"/>
        <table:table-column table:style-name="Tabel6.D"/>
        <table:table-column table:style-name="Tabel6.G"/>
        <table:table-column table:style-name="Tabel6.D"/>
        <table:table-column table:style-name="Tabel6.I"/>
        <text:soft-page-break/>
        <table:table-row table:style-name="Tabel6.1">
          <table:table-cell table:style-name="Tabel6.A1" office:value-type="string">
            <text:p text:style-name="P1"><text:span text:style-name="T1">Treatment</text:span></text:p>
          </table:table-cell>
          <table:table-cell table:style-name="Tabel6.A1" office:value-type="string">
            <text:p text:style-name="P1"><text:span text:style-name="T1">T0</text:span></text:p>
          </table:table-cell>
          <table:table-cell table:style-name="Tabel6.A1" office:value-type="string">
            <text:p text:style-name="P7"/>
          </table:table-cell>
          <table:table-cell table:style-name="Tabel6.A1" office:value-type="string">
            <text:p text:style-name="P1"><text:span text:style-name="T1">T1</text:span></text:p>
          </table:table-cell>
          <table:table-cell table:style-name="Tabel6.A1" office:value-type="string">
            <text:p text:style-name="P7"/>
          </table:table-cell>
          <table:table-cell table:style-name="Tabel6.A1" office:value-type="string">
            <text:p text:style-name="P1"><text:span text:style-name="T1">T2</text:span></text:p>
          </table:table-cell>
          <table:table-cell table:style-name="Tabel6.A1" office:value-type="string">
            <text:p text:style-name="P7"/>
          </table:table-cell>
          <table:table-cell table:style-name="Tabel6.A1" office:value-type="string">
            <text:p text:style-name="P1"><text:span text:style-name="T1">T3</text:span></text:p>
          </table:table-cell>
          <table:table-cell table:style-name="Tabel6.A1" office:value-type="string">
            <text:p text:style-name="P1"><text:span text:style-name="T1">T4 </text:span></text:p>
          </table:table-cell>
        </table:table-row>
        <table:table-row table:style-name="Tabel6.1">
          <table:table-cell table:style-name="Tabel6.A1" office:value-type="string">
            <text:p text:style-name="P1"><text:span text:style-name="T1">therapy</text:span></text:p>
          </table:table-cell>
          <table:table-cell table:style-name="Tabel6.A1" office:value-type="string">
            <text:p text:style-name="P1"><text:span text:style-name="T1">O</text:span></text:p>
          </table:table-cell>
          <table:table-cell table:style-name="Tabel6.A1" office:value-type="string">
            <text:p text:style-name="P1"><text:span text:style-name="T1">X1</text:span></text:p>
          </table:table-cell>
          <table:table-cell table:style-name="Tabel6.A1" office:value-type="string">
            <text:p text:style-name="P1"><text:span text:style-name="T1">O</text:span></text:p>
          </table:table-cell>
          <table:table-cell table:style-name="Tabel6.A1" office:value-type="string">
            <text:p text:style-name="P1"><text:span text:style-name="T1">X2</text:span></text:p>
          </table:table-cell>
          <table:table-cell table:style-name="Tabel6.A1" office:value-type="string">
            <text:p text:style-name="P1"><text:span text:style-name="T1">O</text:span></text:p>
          </table:table-cell>
          <table:table-cell table:style-name="Tabel6.A1" office:value-type="string">
            <text:p text:style-name="P1"><text:span text:style-name="T1">X12</text:span></text:p>
          </table:table-cell>
          <table:table-cell table:style-name="Tabel6.A1" office:value-type="string">
            <text:p text:style-name="P1"><text:span text:style-name="T1">O</text:span></text:p>
          </table:table-cell>
          <table:table-cell table:style-name="Tabel6.A1" office:value-type="string">
            <text:p text:style-name="P1"><text:span text:style-name="T1">O</text:span></text:p>
          </table:table-cell>
        </table:table-row>
        <table:table-row table:style-name="Tabel6.1">
          <table:table-cell table:style-name="Tabel6.A1" office:value-type="string">
            <text:p text:style-name="P1"><text:span text:style-name="T1">control</text:span></text:p>
          </table:table-cell>
          <table:table-cell table:style-name="Tabel6.A1" office:value-type="string">
            <text:p text:style-name="P1"><text:span text:style-name="T1">O</text:span></text:p>
          </table:table-cell>
          <table:table-cell table:style-name="Tabel6.A1" office:value-type="string">
            <text:p text:style-name="P7"/>
          </table:table-cell>
          <table:table-cell table:style-name="Tabel6.A1" office:value-type="string">
            <text:p text:style-name="P1"><text:span text:style-name="T1">O</text:span></text:p>
          </table:table-cell>
          <table:table-cell table:style-name="Tabel6.A1" office:value-type="string">
            <text:p text:style-name="P7"/>
          </table:table-cell>
          <table:table-cell table:style-name="Tabel6.A1" office:value-type="string">
            <text:p text:style-name="P1"><text:span text:style-name="T1">O</text:span></text:p>
          </table:table-cell>
          <table:table-cell table:style-name="Tabel6.A1" office:value-type="string">
            <text:p text:style-name="P7"/>
          </table:table-cell>
          <table:table-cell table:style-name="Tabel6.A1" office:value-type="string">
            <text:p text:style-name="P1"><text:span text:style-name="T1">O</text:span></text:p>
          </table:table-cell>
          <table:table-cell table:style-name="Tabel6.A1" office:value-type="string">
            <text:p text:style-name="P1"><text:span text:style-name="T1">O</text:span></text:p>
          </table:table-cell>
        </table:table-row>
      </table:table>
      <text:p text:style-name="P7"/>
      <text:p text:style-name="P1"><text:span text:style-name="T1">X1: therapy focus on cognition</text:span></text:p>
      <text:p text:style-name="P1"><text:span text:style-name="T1">X2: therapy focus on behaviour </text:span></text:p>
      <text:p text:style-name="P1"><text:span text:style-name="T1">X12: focus on cognition and behaviour</text:span></text:p>
      <text:p text:style-name="P1"><text:span text:style-name="T1">T4 = follow up</text:span></text:p>
      <text:p text:style-name="P1"><text:span text:style-name="T1">Observations include: mediators, outcome</text:span></text:p>
      <text:p text:style-name="P7"/>
      <text:p text:style-name="P21"/>
      <text:p text:style-name="P21"/>
      <text:p text:style-name="P21"/>
      <text:p text:style-name="P21"/>
      <text:p text:style-name="P26"/>
      <text:p text:style-name="P23"/>
      <text:p text:style-name="P23"/>
      <text:p text:style-name="P23"/>
      <text:p text:style-name="P23"/>
      <text:p text:style-name="P23"/>
      <text:p text:style-name="P23"/>
      <text:p text:style-name="P23"/>
      <text:p text:style-name="P22"/>
      <text:p text:style-name="P22"/>
      <text:p text:style-name="P22"/>
      <text:p text:style-name="P22"/>
      <text:p text:style-name="P22"/>
      <text:p text:style-name="P22"/>
      <text:p text:style-name="P22"/>
      <text:p text:style-name="P22"/>
      <text:p text:style-name="P10"/>
      <text:p text:style-name="P1"><text:span text:style-name="T1">Figure 1. Research model: the effect of therapy on anxiety is mediated by Cognition and Behaviour. The effect of Therapy on cognition is moderated by intelligence.</text:span></text:p>
      <text:p text:style-name="P7"/>
      <text:p text:style-name="P1"><text:span text:style-name="T1">Hypothesis 1. Cognition scores at T1 are more improved from T0 for the treatment group than for the control group (a</text:span><text:span text:style-name="T9">1</text:span><text:span text:style-name="T1">)</text:span></text:p>
      <text:p text:style-name="P1"><text:soft-page-break/><text:span text:style-name="T1">Hypothesis 2. Behaviour scores at T2 are more improved from T0 for the treatment group than for the control group (a</text:span><text:span text:style-name="T9">2</text:span><text:span text:style-name="T1">)</text:span></text:p>
      <text:p text:style-name="P1"><text:span text:style-name="T1">Hypothesis 3. Anxiety scores at T3 are more improved from T0 for the treatment group than for the control group (c)</text:span></text:p>
      <text:p text:style-name="P1"><text:span text:style-name="T1">Hypothesis 4. The effect of Therapy on Anxiety is mediated by Cognition (a</text:span><text:span text:style-name="T9">1</text:span><text:span text:style-name="T1">b</text:span><text:span text:style-name="T9">1</text:span><text:span text:style-name="T1">)</text:span></text:p>
      <text:p text:style-name="P1"><text:span text:style-name="T1">Hypothesis 5. The effect of Therapy on Anxiety is mediated by Behaviour (a</text:span><text:span text:style-name="T9">2</text:span><text:span text:style-name="T1">b</text:span><text:span text:style-name="T9">2</text:span><text:span text:style-name="T1">)</text:span></text:p>
      <text:p text:style-name="P1"><text:span text:style-name="T1">Hypothesis 6. The effect of Therapy on Cognition is moderated by Intelligence (interaction a</text:span><text:span text:style-name="T9">1</text:span><text:span text:style-name="T1"> x d)</text:span></text:p>
      <text:p text:style-name="P1"><text:span text:style-name="T1">Hypothesis 7. Anxiety scores at T4 (follow up) are the same as anxiety scores at T3</text:span></text:p>
      <text:p text:style-name="P7"/>
      <text:p text:style-name="P7"/>
      <text:p text:style-name="P7"/>
      <text:p text:style-name="P7"/>
      <text:p text:style-name="P7"/>
      <text:p text:style-name="P7"/>
      <text:p text:style-name="P1"><text:span text:style-name="T1">We assume the following attrition percentages across the time points: 0%, 10%, 20%, 30%, 40%.</text:span></text:p>
      <text:p text:style-name="P6"/>
      <text:p text:style-name="P5"/>
      <text:p text:style-name="P1"><text:span text:style-name="T2">Multilevel Analysis</text:span></text:p>
      <text:p text:style-name="P7"/>
      <text:p text:style-name="P1"><text:span text:style-name="T1">The a1-step in de mediation model is defined as the difference between the treatment versus the control group at T1 for cognition (M). This is the coefficient of the interaction term Treatment x Time(1) with the mediator (M) as the dependent variable. </text:span></text:p>
      <text:p text:style-name="P1"><text:span text:style-name="T1">We expect a medium effect size (d = .5) for the first mediator (Hypothesis 1).</text:span></text:p>
      <text:p text:style-name="P1"><text:span text:style-name="T1">Hypo1 : <text:s/>ES(mM</text:span><text:span text:style-name="T9">t1</text:span><text:span text:style-name="T1"> - mM</text:span><text:span text:style-name="T9">c1</text:span><text:span text:style-name="T1">) = 0.5, where mM</text:span><text:span text:style-name="T9">t1</text:span><text:span text:style-name="T1"> is the mean of the Cognition mediator of the treatment group at t1 and mM</text:span><text:span text:style-name="T9">c1</text:span><text:span text:style-name="T1"> the mean of the control group at t1.</text:span></text:p>
      <text:p text:style-name="P1"><text:span text:style-name="T1">By definition: ES = (mM</text:span><text:span text:style-name="T9">t1</text:span><text:span text:style-name="T1"> - mM</text:span><text:span text:style-name="T9">c1</text:span><text:span text:style-name="T1">)) / SD(pooled)</text:span></text:p>
      <text:p text:style-name="P7"/>
      <text:p text:style-name="P1"><text:soft-page-break/><text:span text:style-name="T1">The SD within all groups is by definition 1, because all variables are standardized, thus the difference in means is</text:span></text:p>
      <text:p text:style-name="P1"><text:span text:style-name="T1">mM</text:span><text:span text:style-name="T9">t 1</text:span><text:span text:style-name="T1">- mM</text:span><text:span text:style-name="T9">c1 </text:span><text:span text:style-name="T1">= 1 * 0.5 = 0.50. We assume no effect on the mediators for the waiting list control group, thus (expected) mM</text:span><text:span text:style-name="T9">c1</text:span><text:span text:style-name="T1"> = 0, and mM</text:span><text:span text:style-name="T9">t1</text:span><text:span text:style-name="T1"> = .5. </text:span></text:p>
      <text:p text:style-name="P7"/>
      <text:p text:style-name="P1"><text:span text:style-name="T1">The a2-step in de mediation model is defined as the difference between the treatment versus the control group at T2 for behaviour (W). This is the coefficient of the interaction term Treatment x Time(2) with W as the dependent variable. </text:span></text:p>
      <text:p text:style-name="P1"><text:span text:style-name="T1">We expect a medium effect size (d = .5) for the second mediator (Hypothesis 2).</text:span></text:p>
      <text:p text:style-name="P1"><text:span text:style-name="T1">Hypo2 : <text:s/>ES(mW</text:span><text:span text:style-name="T9">t2</text:span><text:span text:style-name="T1"> - mW</text:span><text:span text:style-name="T9">ct</text:span><text:span text:style-name="T1">) = 0.5. Since the effect in the control group is expected to be 0, we get mW</text:span><text:span text:style-name="T9">t2</text:span><text:span text:style-name="T1"> = .5, where mW</text:span><text:span text:style-name="T9">t2</text:span><text:span text:style-name="T1"> is the mean of the Behaviour mediator of the treatment group at T2. </text:span></text:p>
      <text:p text:style-name="P7"/>
      <text:p text:style-name="P1"><text:span text:style-name="T1">For the outcome (Y) we assume a small effect (0.2) for the waiting list control group, thus </text:span></text:p>
      <text:p text:style-name="P1"><text:span text:style-name="T1">ES(mY</text:span><text:span text:style-name="T9">c1</text:span><text:span text:style-name="T1"> - mY</text:span><text:span text:style-name="T9">c0</text:span><text:span text:style-name="T1">) = 0.2 , where mY</text:span><text:span text:style-name="T9">c0</text:span><text:span text:style-name="T1"> = 0 by definition.</text:span></text:p>
      <text:p text:style-name="P1"><text:span text:style-name="T1">Var(Y</text:span><text:span text:style-name="T9">c1</text:span><text:span text:style-name="T1"> - Y</text:span><text:span text:style-name="T9">c0</text:span><text:span text:style-name="T1">) = Var( Y</text:span><text:span text:style-name="T9">1q</text:span><text:span text:style-name="T1">) + Var(Y</text:span><text:span text:style-name="T9">c0</text:span><text:span text:style-name="T1">) <text:s/>- 2.cor(Y</text:span><text:span text:style-name="T9">c1</text:span><text:span text:style-name="T1">, Y</text:span><text:span text:style-name="T9">c0</text:span><text:span text:style-name="T1">) = 2 - 2.rho, where rho is the auto-correlation between the time points assumed to follow an AR(1) model.</text:span></text:p>
      <text:p text:style-name="P1"><text:span text:style-name="T1">With rho = .30, the variance of the difference becomes: 1.40 and the SD = 1.18, thus mY1</text:span><text:span text:style-name="T9">c</text:span><text:span text:style-name="T1"> = 1.18 * 0.2 + 0 (=mY</text:span><text:span text:style-name="T9">c0</text:span><text:span text:style-name="T1">) = 0.23. This effect remains during the rest of the measurements.</text:span></text:p>
      <text:p text:style-name="P7"/>
      <text:p text:style-name="P1"><text:span text:style-name="T1">We expect a medium effect (0.5) for the anxiety variable at T1, it follows that mY</text:span><text:span text:style-name="T9">t1</text:span><text:span text:style-name="T1"> = 0.50 + 0.23 = .73. When the effect of W is present (T2), we expect a small additional effect (0.2), so mY</text:span><text:span text:style-name="T9">t2</text:span><text:span text:style-name="T1"> = 0.73 + 0.20 = .93, which remains at T3 and the follow-up T4.</text:span></text:p>
      <text:p text:style-name="P7"/>
      <text:p text:style-name="P1"><text:span text:style-name="T1">Based on these computations we define the following patterns for the variables. The pattern in the treatment group for cognition is given by <text:s/>(0.00, 0.50, 0.50, 0.50, 0.50) and for behaviour by (0.00, 0.00, 0.50, 0.50, 0.50), whereas the control group for the mediators have a null-pattern (0, 0, 0, 0, 0). The dependent </text:span><text:soft-page-break/><text:span text:style-name="T1">variable Y has pattern (0, .73, .93, .93, .93) versus the pattern in the control group of Y (0, 0.23, 0.23, 0.23, 0.23).</text:span></text:p>
      <text:p text:style-name="P7"/>
      <text:p text:style-name="P1"><text:span text:style-name="T2">Sample size computation</text:span></text:p>
      <text:p text:style-name="P1"><text:span text:style-name="T1">Define N as the sample size per time point, with n participants in the control and n in the treatment group (thus N = 2n).</text:span></text:p>
      <text:p text:style-name="P1"><text:span text:style-name="T1">According to Gpower a single between groups effect (t-test) of <text:s/>ES= .5 with a power=.80 needs N=128 (thus N=142 with 10% missing, 160 with 20% missing, 183 with 30% missing). </text:span></text:p>
      <text:p text:style-name="P1"><text:span text:style-name="T1">Interaction between treatment and repeated (4) Y (or repeated M), requires a sample size according to Gpower for F-test (assuming no sphericity) with ES=.20, rho=.30 and Power=.80 of N=50 (thus N=71 with 30% missing). </text:span></text:p>
      <text:p text:style-name="P1"><text:span text:style-name="T1">However, comparing interaction with two repeated measurements N=72 (with missing <text:s/>N=103). </text:span></text:p>
      <text:p text:style-name="P7"/>
      <text:p text:style-name="P1"><text:span text:style-name="T1">The effect m  y and w  y are assumed to be weak (.20), so standardized coefficients of b = .20 are expected. This implies that explained variance by m and w is at most 2 x 4%, leaving 92% remaining variance. The remaining variance consists of the therapy effect and error.</text:span></text:p>
      <text:p text:style-name="P7"/>
      <text:p text:style-name="P1"><text:span text:style-name="T1">According to Gpower for the slope of .20 an N=191 (with 10%-40% missing pattern this implies n=24 per group per time point) is needed to obtain power=.80. Our effective sample size for the slope is 5N - missing = 4N. </text:span></text:p>
      <text:p text:style-name="P7"/>
      <text:p text:style-name="P1"><text:span text:style-name="T1">With an attrition pattern: (10%, 20%, 30%, 40%) we have the following results from our Monte Carlo simulation:</text:span></text:p>
      <text:p text:style-name="P7"/>
      <text:p text:style-name="P1"><text:span text:style-name="T1">Power of mediation design with 500 simulations (a</text:span><text:span text:style-name="T9">1</text:span><text:span text:style-name="T1">=.50, a</text:span><text:span text:style-name="T9">2</text:span><text:span text:style-name="T1">=.50, b</text:span><text:span text:style-name="T9">1</text:span><text:span text:style-name="T1">=.20, b</text:span><text:span text:style-name="T9">2</text:span><text:span text:style-name="T1">=.20, errors=.50, rho = .30)</text:span></text:p>
      <table:table table:name="Tabel7" table:style-name="Tabel7">
        <table:table-column table:style-name="Tabel7.A"/>
        <table:table-column table:style-name="Tabel7.B" table:number-columns-repeated="6"/>
        <table:table-column table:style-name="Tabel7.H"/>
        <table:table-column table:style-name="Tabel7.I"/>
        <table:table-row table:style-name="Tabel7.1">
          <table:table-cell table:style-name="Tabel7.A1" office:value-type="string">
            <text:p text:style-name="P1"><text:span text:style-name="T1">N</text:span></text:p>
          </table:table-cell>
          <table:table-cell table:style-name="Tabel7.A1" office:value-type="string">
            <text:p text:style-name="P1"><text:span text:style-name="T1">a1</text:span></text:p>
          </table:table-cell>
          <table:table-cell table:style-name="Tabel7.A1" office:value-type="string">
            <text:p text:style-name="P1"><text:span text:style-name="T1">a2</text:span></text:p>
          </table:table-cell>
          <table:table-cell table:style-name="Tabel7.A1" office:value-type="string">
            <text:p text:style-name="P1"><text:span text:style-name="T1">b1</text:span></text:p>
          </table:table-cell>
          <table:table-cell table:style-name="Tabel7.A1" office:value-type="string">
            <text:p text:style-name="P1"><text:span text:style-name="T1">b2</text:span></text:p>
          </table:table-cell>
          <table:table-cell table:style-name="Tabel7.A1" office:value-type="string">
            <text:p text:style-name="P1"><text:span text:style-name="T1"><text:s/>a</text:span><text:span text:style-name="T9">1</text:span><text:span text:style-name="T1">b</text:span><text:span text:style-name="T9">1</text:span></text:p>
          </table:table-cell>
          <table:table-cell table:style-name="Tabel7.A1" office:value-type="string">
            <text:p text:style-name="P1"><text:span text:style-name="T1"><text:s/>a</text:span><text:span text:style-name="T9">2</text:span><text:span text:style-name="T1">b</text:span><text:span text:style-name="T9">2</text:span></text:p>
          </table:table-cell>
          <table:table-cell table:style-name="Tabel7.A1" office:value-type="string">
            <text:p text:style-name="P1"><text:span text:style-name="T1">direct (cp)</text:span></text:p>
          </table:table-cell>
          <table:table-cell table:style-name="Tabel7.A1" office:value-type="string">
            <text:p text:style-name="P1"><text:span text:style-name="T1"><text:s/>total eff (c)</text:span></text:p>
          </table:table-cell>
        </table:table-row>
        <table:table-row table:style-name="Tabel7.1">
          <table:table-cell table:style-name="Tabel7.A1" office:value-type="string">
            <text:p text:style-name="P1"><text:span text:style-name="T16">100</text:span></text:p>
          </table:table-cell>
          <table:table-cell table:style-name="Tabel7.A1" office:value-type="string">
            <text:p text:style-name="P1"><text:span text:style-name="T16">.45</text:span></text:p>
          </table:table-cell>
          <table:table-cell table:style-name="Tabel7.A1" office:value-type="string">
            <text:p text:style-name="P1"><text:span text:style-name="T16">.41</text:span></text:p>
          </table:table-cell>
          <table:table-cell table:style-name="Tabel7.A1" office:value-type="string">
            <text:p text:style-name="P1"><text:span text:style-name="T16">.98</text:span></text:p>
          </table:table-cell>
          <table:table-cell table:style-name="Tabel7.A1" office:value-type="string">
            <text:p text:style-name="P1"><text:span text:style-name="T16">.98</text:span></text:p>
          </table:table-cell>
          <table:table-cell table:style-name="Tabel7.A1" office:value-type="string">
            <text:p text:style-name="P1"><text:span text:style-name="T16">.38</text:span></text:p>
          </table:table-cell>
          <table:table-cell table:style-name="Tabel7.A1" office:value-type="string">
            <text:p text:style-name="P1"><text:span text:style-name="T16">.33</text:span></text:p>
          </table:table-cell>
          <table:table-cell table:style-name="Tabel7.A1" office:value-type="string">
            <text:p text:style-name="P1"><text:span text:style-name="T16">.29</text:span></text:p>
          </table:table-cell>
          <table:table-cell table:style-name="Tabel7.A1" office:value-type="string">
            <text:p text:style-name="P1"><text:span text:style-name="T16">.66</text:span></text:p>
          </table:table-cell>
        </table:table-row>
        <table:table-row table:style-name="Tabel7.1">
          <table:table-cell table:style-name="Tabel7.A1" office:value-type="string">
            <text:p text:style-name="P1"><text:span text:style-name="T16">150</text:span></text:p>
          </table:table-cell>
          <table:table-cell table:style-name="Tabel7.A1" office:value-type="string">
            <text:p text:style-name="P1"><text:span text:style-name="T16">.66</text:span></text:p>
          </table:table-cell>
          <table:table-cell table:style-name="Tabel7.A1" office:value-type="string">
            <text:p text:style-name="P1"><text:span text:style-name="T16">.58</text:span></text:p>
          </table:table-cell>
          <table:table-cell table:style-name="Tabel7.A1" office:value-type="string">
            <text:p text:style-name="P1"><text:span text:style-name="T16">1.0</text:span></text:p>
          </table:table-cell>
          <table:table-cell table:style-name="Tabel7.A1" office:value-type="string">
            <text:p text:style-name="P1"><text:span text:style-name="T16">1.0</text:span></text:p>
          </table:table-cell>
          <table:table-cell table:style-name="Tabel7.A1" office:value-type="string">
            <text:p text:style-name="P1"><text:span text:style-name="T16">.46</text:span></text:p>
          </table:table-cell>
          <table:table-cell table:style-name="Tabel7.A1" office:value-type="string">
            <text:p text:style-name="P1"><text:span text:style-name="T16">.46</text:span></text:p>
          </table:table-cell>
          <table:table-cell table:style-name="Tabel7.A1" office:value-type="string">
            <text:p text:style-name="P1"><text:span text:style-name="T16">.46</text:span></text:p>
          </table:table-cell>
          <table:table-cell table:style-name="Tabel7.A1" office:value-type="string">
            <text:p text:style-name="P1"><text:span text:style-name="T16">.83</text:span></text:p>
          </table:table-cell>
        </table:table-row>
        <table:table-row table:style-name="Tabel7.1">
          <table:table-cell table:style-name="Tabel7.A1" office:value-type="string">
            <text:p text:style-name="P1"><text:span text:style-name="T16">200</text:span></text:p>
          </table:table-cell>
          <table:table-cell table:style-name="Tabel7.A1" office:value-type="string">
            <text:p text:style-name="P1"><text:span text:style-name="T16">.77</text:span></text:p>
          </table:table-cell>
          <table:table-cell table:style-name="Tabel7.A1" office:value-type="string">
            <text:p text:style-name="P1"><text:span text:style-name="T16">.71</text:span></text:p>
          </table:table-cell>
          <table:table-cell table:style-name="Tabel7.A1" office:value-type="string">
            <text:p text:style-name="P1"><text:span text:style-name="T16">1.0</text:span></text:p>
          </table:table-cell>
          <table:table-cell table:style-name="Tabel7.A1" office:value-type="string">
            <text:p text:style-name="P1"><text:span text:style-name="T16">1.0</text:span></text:p>
          </table:table-cell>
          <table:table-cell table:style-name="Tabel7.A1" office:value-type="string">
            <text:p text:style-name="P1"><text:span text:style-name="T16">.65</text:span></text:p>
          </table:table-cell>
          <table:table-cell table:style-name="Tabel7.A1" office:value-type="string">
            <text:p text:style-name="P1"><text:span text:style-name="T16">.62</text:span></text:p>
          </table:table-cell>
          <table:table-cell table:style-name="Tabel7.A1" office:value-type="string">
            <text:p text:style-name="P1"><text:span text:style-name="T16">.54</text:span></text:p>
          </table:table-cell>
          <table:table-cell table:style-name="Tabel7.A1" office:value-type="string">
            <text:p text:style-name="P1"><text:span text:style-name="T16">.90</text:span></text:p>
          </table:table-cell>
        </table:table-row>
        <text:soft-page-break/>
        <table:table-row table:style-name="Tabel7.1">
          <table:table-cell table:style-name="Tabel7.A1" office:value-type="string">
            <text:p text:style-name="P1"><text:span text:style-name="T16">250</text:span></text:p>
          </table:table-cell>
          <table:table-cell table:style-name="Tabel7.A1" office:value-type="string">
            <text:p text:style-name="P1"><text:span text:style-name="T16">.87</text:span></text:p>
          </table:table-cell>
          <table:table-cell table:style-name="Tabel7.A1" office:value-type="string">
            <text:p text:style-name="P1"><text:span text:style-name="T16">.80</text:span></text:p>
          </table:table-cell>
          <table:table-cell table:style-name="Tabel7.A1" office:value-type="string">
            <text:p text:style-name="P1"><text:span text:style-name="T16">1.0</text:span></text:p>
          </table:table-cell>
          <table:table-cell table:style-name="Tabel7.A1" office:value-type="string">
            <text:p text:style-name="P1"><text:span text:style-name="T16">1.0</text:span></text:p>
          </table:table-cell>
          <table:table-cell table:style-name="Tabel7.A1" office:value-type="string">
            <text:p text:style-name="P1"><text:span text:style-name="T16">.78</text:span></text:p>
          </table:table-cell>
          <table:table-cell table:style-name="Tabel7.A1" office:value-type="string">
            <text:p text:style-name="P1"><text:span text:style-name="T16">.72</text:span></text:p>
          </table:table-cell>
          <table:table-cell table:style-name="Tabel7.A1" office:value-type="string">
            <text:p text:style-name="P1"><text:span text:style-name="T16">.62</text:span></text:p>
          </table:table-cell>
          <table:table-cell table:style-name="Tabel7.A1" office:value-type="string">
            <text:p text:style-name="P1"><text:span text:style-name="T16">.95</text:span></text:p>
          </table:table-cell>
        </table:table-row>
        <table:table-row table:style-name="Tabel7.1">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cell table:style-name="Tabel7.A1" office:value-type="string">
            <text:p text:style-name="P11"/>
          </table:table-cell>
        </table:table-row>
      </table:table>
      <text:p text:style-name="P7"/>
      <text:p text:style-name="P7"/>
      <text:p text:style-name="P7"/>
      <text:p text:style-name="P7"/>
      <text:p text:style-name="P7"/>
      <text:p text:style-name="P7"/>
      <text:p text:style-name="P7"/>
      <text:p text:style-name="P1"><text:span text:style-name="T1">Power of mediation design with 500 simulations (a</text:span><text:span text:style-name="T9">1</text:span><text:span text:style-name="T1">=.50, a</text:span><text:span text:style-name="T9">2</text:span><text:span text:style-name="T1">=.50, b</text:span><text:span text:style-name="T9">1</text:span><text:span text:style-name="T1">=.20, b</text:span><text:span text:style-name="T9">2</text:span><text:span text:style-name="T1">=.20, errors=.50, rho = .50)</text:span></text:p>
      <table:table table:name="Tabel8" table:style-name="Tabel8">
        <table:table-column table:style-name="Tabel8.A"/>
        <table:table-column table:style-name="Tabel8.B" table:number-columns-repeated="6"/>
        <table:table-column table:style-name="Tabel8.H"/>
        <table:table-column table:style-name="Tabel8.I"/>
        <table:table-row table:style-name="Tabel8.1">
          <table:table-cell table:style-name="Tabel8.A1" office:value-type="string">
            <text:p text:style-name="P1"><text:span text:style-name="T1">N</text:span></text:p>
          </table:table-cell>
          <table:table-cell table:style-name="Tabel8.A1" office:value-type="string">
            <text:p text:style-name="P1"><text:span text:style-name="T1">a1</text:span></text:p>
          </table:table-cell>
          <table:table-cell table:style-name="Tabel8.A1" office:value-type="string">
            <text:p text:style-name="P1"><text:span text:style-name="T1">a2</text:span></text:p>
          </table:table-cell>
          <table:table-cell table:style-name="Tabel8.A1" office:value-type="string">
            <text:p text:style-name="P1"><text:span text:style-name="T1">b1</text:span></text:p>
          </table:table-cell>
          <table:table-cell table:style-name="Tabel8.A1" office:value-type="string">
            <text:p text:style-name="P1"><text:span text:style-name="T1">b2</text:span></text:p>
          </table:table-cell>
          <table:table-cell table:style-name="Tabel8.A1" office:value-type="string">
            <text:p text:style-name="P1"><text:span text:style-name="T1"><text:s/>a</text:span><text:span text:style-name="T9">1</text:span><text:span text:style-name="T1">b</text:span><text:span text:style-name="T9">1</text:span></text:p>
          </table:table-cell>
          <table:table-cell table:style-name="Tabel8.A1" office:value-type="string">
            <text:p text:style-name="P1"><text:span text:style-name="T1"><text:s/>a</text:span><text:span text:style-name="T9">2</text:span><text:span text:style-name="T1">b</text:span><text:span text:style-name="T9">2</text:span></text:p>
          </table:table-cell>
          <table:table-cell table:style-name="Tabel8.A1" office:value-type="string">
            <text:p text:style-name="P1"><text:span text:style-name="T1">direct (cp)</text:span></text:p>
          </table:table-cell>
          <table:table-cell table:style-name="Tabel8.A1" office:value-type="string">
            <text:p text:style-name="P1"><text:span text:style-name="T1"><text:s/>total eff (c)</text:span></text:p>
          </table:table-cell>
        </table:table-row>
        <table:table-row table:style-name="Tabel8.1">
          <table:table-cell table:style-name="Tabel8.A1" office:value-type="string">
            <text:p text:style-name="P1"><text:span text:style-name="T16">100</text:span></text:p>
          </table:table-cell>
          <table:table-cell table:style-name="Tabel8.A1" office:value-type="string">
            <text:p text:style-name="P1"><text:span text:style-name="T16">.55</text:span></text:p>
          </table:table-cell>
          <table:table-cell table:style-name="Tabel8.A1" office:value-type="string">
            <text:p text:style-name="P1"><text:span text:style-name="T16">.49</text:span></text:p>
          </table:table-cell>
          <table:table-cell table:style-name="Tabel8.A1" office:value-type="string">
            <text:p text:style-name="P1"><text:span text:style-name="T16">.97</text:span></text:p>
          </table:table-cell>
          <table:table-cell table:style-name="Tabel8.A1" office:value-type="string">
            <text:p text:style-name="P1"><text:span text:style-name="T16">.95</text:span></text:p>
          </table:table-cell>
          <table:table-cell table:style-name="Tabel8.A1" office:value-type="string">
            <text:p text:style-name="P1"><text:span text:style-name="T16">.42</text:span></text:p>
          </table:table-cell>
          <table:table-cell table:style-name="Tabel8.A1" office:value-type="string">
            <text:p text:style-name="P1"><text:span text:style-name="T16">.41</text:span></text:p>
          </table:table-cell>
          <table:table-cell table:style-name="Tabel8.A1" office:value-type="string">
            <text:p text:style-name="P1"><text:span text:style-name="T16">.33</text:span></text:p>
          </table:table-cell>
          <table:table-cell table:style-name="Tabel8.A1" office:value-type="string">
            <text:p text:style-name="P1"><text:span text:style-name="T16">.75</text:span></text:p>
          </table:table-cell>
        </table:table-row>
        <table:table-row table:style-name="Tabel8.1">
          <table:table-cell table:style-name="Tabel8.A1" office:value-type="string">
            <text:p text:style-name="P1"><text:span text:style-name="T16">150</text:span></text:p>
          </table:table-cell>
          <table:table-cell table:style-name="Tabel8.A1" office:value-type="string">
            <text:p text:style-name="P1"><text:span text:style-name="T16">.75</text:span></text:p>
          </table:table-cell>
          <table:table-cell table:style-name="Tabel8.A1" office:value-type="string">
            <text:p text:style-name="P1"><text:span text:style-name="T16">.65</text:span></text:p>
          </table:table-cell>
          <table:table-cell table:style-name="Tabel8.A1" office:value-type="string">
            <text:p text:style-name="P1"><text:span text:style-name="T16">1.0</text:span></text:p>
          </table:table-cell>
          <table:table-cell table:style-name="Tabel8.A1" office:value-type="string">
            <text:p text:style-name="P1"><text:span text:style-name="T16">1.0</text:span></text:p>
          </table:table-cell>
          <table:table-cell table:style-name="Tabel8.A1" office:value-type="string">
            <text:p text:style-name="P1"><text:span text:style-name="T16">.64</text:span></text:p>
          </table:table-cell>
          <table:table-cell table:style-name="Tabel8.A1" office:value-type="string">
            <text:p text:style-name="P1"><text:span text:style-name="T16">.57</text:span></text:p>
          </table:table-cell>
          <table:table-cell table:style-name="Tabel8.A1" office:value-type="string">
            <text:p text:style-name="P1"><text:span text:style-name="T16">.43</text:span></text:p>
          </table:table-cell>
          <table:table-cell table:style-name="Tabel8.A1" office:value-type="string">
            <text:p text:style-name="P1"><text:span text:style-name="T16">.87</text:span></text:p>
          </table:table-cell>
        </table:table-row>
        <table:table-row table:style-name="Tabel8.1">
          <table:table-cell table:style-name="Tabel8.A1" office:value-type="string">
            <text:p text:style-name="P1"><text:span text:style-name="T16">200</text:span></text:p>
          </table:table-cell>
          <table:table-cell table:style-name="Tabel8.A1" office:value-type="string">
            <text:p text:style-name="P1"><text:span text:style-name="T16">.86</text:span></text:p>
          </table:table-cell>
          <table:table-cell table:style-name="Tabel8.A1" office:value-type="string">
            <text:p text:style-name="P1"><text:span text:style-name="T16">.79</text:span></text:p>
          </table:table-cell>
          <table:table-cell table:style-name="Tabel8.A1" office:value-type="string">
            <text:p text:style-name="P1"><text:span text:style-name="T16">1.0</text:span></text:p>
          </table:table-cell>
          <table:table-cell table:style-name="Tabel8.A1" office:value-type="string">
            <text:p text:style-name="P1"><text:span text:style-name="T16">1.0</text:span></text:p>
          </table:table-cell>
          <table:table-cell table:style-name="Tabel8.A1" office:value-type="string">
            <text:p text:style-name="P1"><text:span text:style-name="T16">.77</text:span></text:p>
          </table:table-cell>
          <table:table-cell table:style-name="Tabel8.A1" office:value-type="string">
            <text:p text:style-name="P1"><text:span text:style-name="T16">.71</text:span></text:p>
          </table:table-cell>
          <table:table-cell table:style-name="Tabel8.A1" office:value-type="string">
            <text:p text:style-name="P1"><text:span text:style-name="T16">.56</text:span></text:p>
          </table:table-cell>
          <table:table-cell table:style-name="Tabel8.A1" office:value-type="string">
            <text:p text:style-name="P1"><text:span text:style-name="T16">.92</text:span></text:p>
          </table:table-cell>
        </table:table-row>
        <table:table-row table:style-name="Tabel8.1">
          <table:table-cell table:style-name="Tabel8.A1" office:value-type="string">
            <text:p text:style-name="P1"><text:span text:style-name="T16">250</text:span></text:p>
          </table:table-cell>
          <table:table-cell table:style-name="Tabel8.A1" office:value-type="string">
            <text:p text:style-name="P1"><text:span text:style-name="T16">.94</text:span></text:p>
          </table:table-cell>
          <table:table-cell table:style-name="Tabel8.A1" office:value-type="string">
            <text:p text:style-name="P1"><text:span text:style-name="T16">.86</text:span></text:p>
          </table:table-cell>
          <table:table-cell table:style-name="Tabel8.A1" office:value-type="string">
            <text:p text:style-name="P1"><text:span text:style-name="T16">1.0</text:span></text:p>
          </table:table-cell>
          <table:table-cell table:style-name="Tabel8.A1" office:value-type="string">
            <text:p text:style-name="P1"><text:span text:style-name="T16">1.0</text:span></text:p>
          </table:table-cell>
          <table:table-cell table:style-name="Tabel8.A1" office:value-type="string">
            <text:p text:style-name="P1"><text:span text:style-name="T16">.85</text:span></text:p>
          </table:table-cell>
          <table:table-cell table:style-name="Tabel8.A1" office:value-type="string">
            <text:p text:style-name="P1"><text:span text:style-name="T16">.79</text:span></text:p>
          </table:table-cell>
          <table:table-cell table:style-name="Tabel8.A1" office:value-type="string">
            <text:p text:style-name="P1"><text:span text:style-name="T16">.87</text:span></text:p>
          </table:table-cell>
          <table:table-cell table:style-name="Tabel8.A1" office:value-type="string">
            <text:p text:style-name="P1"><text:span text:style-name="T16">.98</text:span></text:p>
          </table:table-cell>
        </table:table-row>
        <table:table-row table:style-name="Tabel8.1">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cell table:style-name="Tabel8.A1" office:value-type="string">
            <text:p text:style-name="P11"/>
          </table:table-cell>
        </table:table-row>
      </table:table>
      <text:p text:style-name="P7"/>
      <text:p text:style-name="P7"/>
      <text:p text:style-name="P1"><text:span text:style-name="T2">Literature</text:span></text:p>
      <text:p text:style-name="P7"/>
      <text:p text:style-name="P27"><text:span text:style-name="T14">Hayes, A. (2013). </text:span><text:span text:style-name="T15">Introduction to mediation, moderation, and conditional process analysis</text:span><text:span text:style-name="T14">. </text:span><text:span text:style-name="T15">New York, NY: Guilford</text:span><text:span text:style-name="T14">. http://doi.org/978-1-60918-230-4</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2" svg:font-family="Symbol" style:font-charset="x-symbol"/>
    <style:font-face style:name="Symbol1" svg:font-family="Symbol" style:font-pitch="variable" style:font-charset="x-symbol"/>
    <style:font-face style:name="Symbol Neu" svg:font-family="'Symbol Neu'" style:font-pitch="variable" style:font-charset="x-symbol"/>
    <style:font-face style:name="Cambria1" svg:font-family="Cambria" style:font-family-generic="roman"/>
    <style:font-face style:name=".AppleSystemUIFont" svg:font-family=".AppleSystemUIFont" style:font-family-generic="swiss"/>
    <style:font-face style:name="Lucida Sans1" svg:font-family="'Lucida Sans'" style:font-family-generic="swiss"/>
    <style:font-face style:name="Apple Symbols" svg:font-family="'Apple Symbols'"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ymbol" svg:font-family="Symbol" style:font-family-generic="roman" style:font-pitch="variable"/>
    <style:font-face style:name="Times" svg:font-family="Times"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l" fo:country="NL"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annotation_20_text" style:display-name="annotation text" style:family="paragraph" style:parent-style-name="Standard" style:default-outline-level="" style:list-style-name="">
      <style:text-properties style:font-name-asian="SimSun" style:language-asian="zh" style:country-asian="CN" style:font-name-complex="Times New Roman" style:font-size-complex="10pt"/>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Normal_20__28_Web_29_" style:display-name="Normal (Web)" style:family="paragraph" style:parent-style-name="Standard" style:default-outline-level="" style:list-style-name="">
      <style:paragraph-properties fo:margin-top="0.176cm" fo:margin-bottom="0.176cm"/>
      <style:text-properties style:font-name="Times" fo:font-size="10pt" fo:language="en" fo:country="GB" style:font-size-asian="10pt" style:font-name-complex="Times New Roman"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style:font-name-asian="SimSun" style:language-asian="zh" style:country-asian="CN" style:font-name-complex="Times New Roman" style:font-size-complex="10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ListLabel_20_1" style:display-name="ListLabel 1" style:family="text">
      <style:text-properties style:font-name-complex="F"/>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Verboon</meta:initial-creator>
    <dc:creator>Peter Verboon</dc:creator>
    <meta:editing-cycles>10</meta:editing-cycles>
    <meta:creation-date>2018-07-30T12:06:00</meta:creation-date>
    <dc:date>2018-07-30T16:07:05</dc:date>
    <meta:editing-duration>PT43M53S</meta:editing-duration>
    <meta:generator>OpenOffice/4.1.5$Unix OpenOffice.org_project/415m1$Build-9789</meta:generator>
    <meta:document-statistic meta:table-count="8" meta:image-count="2" meta:object-count="10" meta:page-count="18" meta:paragraph-count="548" meta:word-count="3878" meta:character-count="21305"/>
    <meta:user-defined meta:name="AppVersion">14.0000</meta:user-defined>
    <meta:user-defined meta:name="Company">Open Universitei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semantics>
    <mrow>
      <mrow>
        <msub>
          <mi>y</mi>
          <mi>i</mi>
        </msub>
        <mo stretchy="false">=</mo>
        <mrow>
          <msub>
            <mi>b</mi>
            <mn>0</mn>
          </msub>
          <mo stretchy="false">+</mo>
          <msub>
            <mi>b</mi>
            <mn>1</mn>
          </msub>
        </mrow>
      </mrow>
      <mrow>
        <msub>
          <mi>x</mi>
          <mi>i</mi>
        </msub>
        <mo stretchy="false">+</mo>
        <msub>
          <mi>b</mi>
          <mn>2</mn>
        </msub>
      </mrow>
      <mrow>
        <msub>
          <mi>z</mi>
          <mi>i</mi>
        </msub>
        <mo stretchy="false">+</mo>
        <msub>
          <mi>b</mi>
          <mn>3</mn>
        </msub>
      </mrow>
      <msub>
        <mi>x</mi>
        <mi>i</mi>
      </msub>
      <mrow>
        <msub>
          <mi>z</mi>
          <mi>i</mi>
        </msub>
        <mo stretchy="false">+</mo>
        <mi>ϵ</mi>
      </mrow>
      <mi>,</mi>
    </mrow>
    <annotation encoding="StarMath 5.0">y_i=b_0+b_1 x_i+b_2 z_i+ b_3 x_i z_i+ϵ,</annotation>
  </semantics>
</math>
</file>

<file path=Object 10/content.xml><?xml version="1.0" encoding="utf-8"?>
<math xmlns="http://www.w3.org/1998/Math/MathML">
  <semantics>
    <mrow>
      <mrow>
        <msub>
          <mi>β</mi>
          <mn>3</mn>
        </msub>
        <mo stretchy="false">=</mo>
        <msub>
          <mi>b</mi>
          <mn>3</mn>
        </msub>
      </mrow>
      <mrow>
        <mrow>
          <msub>
            <mi>σ</mi>
            <mi mathvariant="italic">xz</mi>
          </msub>
          <mo stretchy="false">/</mo>
          <msub>
            <mi>σ</mi>
            <mi>y</mi>
          </msub>
        </mrow>
        <mo stretchy="false">=</mo>
        <msub>
          <mi>b</mi>
          <mn>3</mn>
        </msub>
      </mrow>
      <mi>√</mi>
      <mrow>
        <mrow>
          <mo stretchy="false">(</mo>
          <mrow>
            <mrow>
              <mn>1</mn>
              <mo stretchy="false">+</mo>
              <msup>
                <mi>r</mi>
                <mn>2.</mn>
              </msup>
            </mrow>
          </mrow>
          <mo stretchy="false">)</mo>
        </mrow>
        <mo stretchy="false">/</mo>
        <mi>√</mi>
      </mrow>
      <mrow>
        <mo stretchy="false">[</mo>
        <mrow>
          <mrow>
            <mrow>
              <msubsup>
                <mi>b</mi>
                <mn>1</mn>
                <mn>2</mn>
              </msubsup>
              <mo stretchy="false">+</mo>
              <msubsup>
                <mi>b</mi>
                <mn>2</mn>
                <mn>2</mn>
              </msubsup>
            </mrow>
            <mo stretchy="false">+</mo>
            <mrow>
              <mo stretchy="false">(</mo>
              <mrow>
                <mrow>
                  <mn>1</mn>
                  <mo stretchy="false">+</mo>
                  <msup>
                    <mi>r</mi>
                    <mn>2</mn>
                  </msup>
                </mrow>
              </mrow>
              <mo stretchy="false">)</mo>
            </mrow>
          </mrow>
          <mrow>
            <msubsup>
              <mi>b</mi>
              <mn>3</mn>
              <mn>2</mn>
            </msubsup>
            <mo stretchy="false">+</mo>
            <mn>2</mn>
          </mrow>
          <msub>
            <mi>b</mi>
            <mn>1</mn>
          </msub>
          <msub>
            <mi>b</mi>
            <mn>2</mn>
          </msub>
          <mrow>
            <mi>r</mi>
            <mo stretchy="false">+</mo>
            <msubsup>
              <mi>σ</mi>
              <mi>ϵ</mi>
              <mn>2</mn>
            </msubsup>
          </mrow>
        </mrow>
        <mo stretchy="false">]</mo>
      </mrow>
    </mrow>
    <annotation encoding="StarMath 5.0">β_3=b_3  σ_xz/σ_y =b_3  √(1+r^2.)/√[b_1^2+ b_2^2+(1+r^2)b_3^2+2 b_1 b_2 r+ σ_ϵ^2 ]</annotation>
  </semantics>
</math>
</file>

<file path=Object 2/content.xml><?xml version="1.0" encoding="utf-8"?>
<math xmlns="http://www.w3.org/1998/Math/MathML">
  <semantics>
    <mrow>
      <mrow>
        <msub>
          <mi>β</mi>
          <mn>1</mn>
        </msub>
        <mo stretchy="false">=</mo>
        <msub>
          <mi>b</mi>
          <mn>1</mn>
        </msub>
      </mrow>
      <mrow>
        <msub>
          <mi>σ</mi>
          <mi>x</mi>
        </msub>
        <mo stretchy="false">/</mo>
        <msub>
          <mi>σ</mi>
          <mi>y</mi>
        </msub>
      </mrow>
      <mtext> and </mtext>
      <mrow>
        <msub>
          <mi>β</mi>
          <mn>2</mn>
        </msub>
        <mo stretchy="false">=</mo>
        <msub>
          <mi>b</mi>
          <mn>2</mn>
        </msub>
      </mrow>
      <mrow>
        <msub>
          <mi>σ</mi>
          <mi>z</mi>
        </msub>
        <mo stretchy="false">/</mo>
        <msub>
          <mi>σ</mi>
          <mi>y</mi>
        </msub>
      </mrow>
      <mtext> and </mtext>
      <mrow>
        <msub>
          <mi>β</mi>
          <mn>3</mn>
        </msub>
        <mo stretchy="false">=</mo>
        <msub>
          <mi>b</mi>
          <mn>3</mn>
        </msub>
      </mrow>
      <mrow>
        <msub>
          <mi>σ</mi>
          <mi mathvariant="italic">xz</mi>
        </msub>
        <mo stretchy="false">/</mo>
        <msub>
          <mi>σ</mi>
          <mi>y</mi>
        </msub>
      </mrow>
    </mrow>
    <annotation encoding="StarMath 5.0">β_1=b_1  σ_x/σ_y  " and " β_2=b_2  σ_z/σ_y   " and " β_3=b_3  σ_xz/σ_y   
</annotation>
  </semantics>
</math>
</file>

<file path=Object 3/content.xml><?xml version="1.0" encoding="utf-8"?>
<math xmlns="http://www.w3.org/1998/Math/MathML">
  <semantics>
    <mrow>
      <mrow>
        <msubsup>
          <mi>σ</mi>
          <mi mathvariant="italic">xz</mi>
          <mn>2</mn>
        </msubsup>
        <mo stretchy="false">=</mo>
        <msubsup>
          <mi>σ</mi>
          <mi>x</mi>
          <mn>2</mn>
        </msubsup>
      </mrow>
      <mrow>
        <msubsup>
          <mi>σ</mi>
          <mi>z</mi>
          <mn>2</mn>
        </msubsup>
        <mo stretchy="false">=</mo>
        <mn>1.</mn>
      </mrow>
    </mrow>
    <annotation encoding="StarMath 5.0">σ_xz^2=σ_x^2 σ_z^2=1.</annotation>
  </semantics>
</math>
</file>

<file path=Object 4/content.xml><?xml version="1.0" encoding="utf-8"?>
<math xmlns="http://www.w3.org/1998/Math/MathML">
  <semantics>
    <mrow>
      <mrow>
        <msubsup>
          <mi>σ</mi>
          <mi>y</mi>
          <mn>2</mn>
        </msubsup>
        <mo stretchy="false">=</mo>
        <msubsup>
          <mi>b</mi>
          <mn>1</mn>
          <mn>2</mn>
        </msubsup>
      </mrow>
      <mrow>
        <msubsup>
          <mi>σ</mi>
          <mi>x</mi>
          <mn>2</mn>
        </msubsup>
        <mo stretchy="false">+</mo>
        <msubsup>
          <mi>b</mi>
          <mn>2</mn>
          <mn>2</mn>
        </msubsup>
      </mrow>
      <mrow>
        <msubsup>
          <mi>σ</mi>
          <mi>z</mi>
          <mn>2</mn>
        </msubsup>
        <mo stretchy="false">+</mo>
        <msubsup>
          <mi>b</mi>
          <mn>3</mn>
          <mn>2</mn>
        </msubsup>
      </mrow>
      <mrow>
        <mrow>
          <msubsup>
            <mi>σ</mi>
            <mi mathvariant="italic">xz</mi>
            <mn>2</mn>
          </msubsup>
          <mo stretchy="false">+</mo>
          <msubsup>
            <mi>σ</mi>
            <mi>ϵ</mi>
            <mn>2</mn>
          </msubsup>
        </mrow>
        <mo stretchy="false">=</mo>
        <mrow>
          <mrow>
            <mrow>
              <msubsup>
                <mi>b</mi>
                <mn>1</mn>
                <mn>2</mn>
              </msubsup>
              <mo stretchy="false">+</mo>
              <msubsup>
                <mi>b</mi>
                <mn>2</mn>
                <mn>2</mn>
              </msubsup>
            </mrow>
            <mo stretchy="false">+</mo>
            <msubsup>
              <mi>b</mi>
              <mn>3</mn>
              <mn>2</mn>
            </msubsup>
          </mrow>
          <mo stretchy="false">+</mo>
          <msubsup>
            <mi>σ</mi>
            <mi>ϵ</mi>
            <mn>2</mn>
          </msubsup>
        </mrow>
      </mrow>
      <mi>,</mi>
    </mrow>
    <annotation encoding="StarMath 5.0">σ_y^2=b_1^2 σ_x^2+ b_2^2 σ_z^2+ b_3^2 σ_xz^2+ σ_ϵ^2=  b_1^2+ b_2^2+ b_3^2+ σ_ϵ^2  ,</annotation>
  </semantics>
</math>
</file>

<file path=Object 5/content.xml><?xml version="1.0" encoding="utf-8"?>
<math xmlns="http://www.w3.org/1998/Math/MathML">
  <semantics>
    <mrow>
      <mrow>
        <msup>
          <mi>R</mi>
          <mn>2</mn>
        </msup>
        <mo stretchy="false">=</mo>
        <mrow>
          <mrow>
            <mo stretchy="false">(</mo>
            <mrow>
              <mrow>
                <msubsup>
                  <mi>σ</mi>
                  <mi>y</mi>
                  <mn>2</mn>
                </msubsup>
                <mo stretchy="false">−</mo>
                <msubsup>
                  <mi>σ</mi>
                  <mi>e</mi>
                  <mn>2</mn>
                </msubsup>
              </mrow>
            </mrow>
            <mo stretchy="false">)</mo>
          </mrow>
          <mo stretchy="false">/</mo>
          <mrow>
            <mo stretchy="false">(</mo>
            <mrow>
              <msubsup>
                <mi>σ</mi>
                <mi>y</mi>
                <mn>2</mn>
              </msubsup>
            </mrow>
            <mo stretchy="false">)</mo>
          </mrow>
        </mrow>
      </mrow>
    </mrow>
    <annotation encoding="StarMath 5.0">R^2=(σ_y^2- σ_e^2)/(σ_y^2 )</annotation>
  </semantics>
</math>
</file>

<file path=Object 6/content.xml><?xml version="1.0" encoding="utf-8"?>
<math xmlns="http://www.w3.org/1998/Math/MathML">
  <semantics>
    <mrow>
      <mrow>
        <msub>
          <mi>β</mi>
          <mn>1</mn>
        </msub>
        <mo stretchy="false">=</mo>
        <mi>√</mi>
      </mrow>
      <mrow>
        <mn>.5</mn>
        <mo stretchy="false">/</mo>
        <mi>√</mi>
      </mrow>
      <mrow>
        <mn>2</mn>
        <mo stretchy="false">=</mo>
        <mn>0.500</mn>
      </mrow>
      <mi>;</mi>
      <mrow>
        <msub>
          <mi>β</mi>
          <mn>2</mn>
        </msub>
        <mo stretchy="false">=</mo>
        <mi>√</mi>
      </mrow>
      <mrow>
        <mn>.3</mn>
        <mo stretchy="false">/</mo>
        <mi>√</mi>
      </mrow>
      <mrow>
        <mn>2</mn>
        <mo stretchy="false">=</mo>
        <mn>0.387</mn>
      </mrow>
      <mi>;</mi>
      <mrow>
        <msub>
          <mi>β</mi>
          <mn>3</mn>
        </msub>
        <mo stretchy="false">=</mo>
        <mi>√</mi>
      </mrow>
      <mrow>
        <mn>.2</mn>
        <mo stretchy="false">/</mo>
        <mi>√</mi>
      </mrow>
      <mrow>
        <mn>2</mn>
        <mo stretchy="false">=</mo>
        <mn>0.316.</mn>
      </mrow>
    </mrow>
    <annotation encoding="StarMath 5.0">β_1=√.5/√2=0.500;  β_2=√.3/√2=0.387;  β_3=√.2/√2=0.316.</annotation>
  </semantics>
</math>
</file>

<file path=Object 7/content.xml><?xml version="1.0" encoding="utf-8"?>
<math xmlns="http://www.w3.org/1998/Math/MathML">
  <semantics>
    <mrow>
      <mrow>
        <msubsup>
          <mi>σ</mi>
          <mi mathvariant="italic">xz</mi>
          <mn>2</mn>
        </msubsup>
        <mo stretchy="false">=</mo>
        <msubsup>
          <mi>σ</mi>
          <mi>x</mi>
          <mn>2</mn>
        </msubsup>
      </mrow>
      <mrow>
        <msubsup>
          <mi>σ</mi>
          <mi>z</mi>
          <mn>2</mn>
        </msubsup>
        <mo stretchy="false">+</mo>
        <mi mathvariant="italic">cov</mi>
      </mrow>
      <mrow>
        <mrow>
          <mrow>
            <mrow>
              <mo stretchy="false">(</mo>
              <mrow>
                <msup>
                  <mi>x</mi>
                  <mn>2,</mn>
                </msup>
                <msup>
                  <mi>z</mi>
                  <mn>2</mn>
                </msup>
              </mrow>
              <mo stretchy="false">)</mo>
            </mrow>
            <mo stretchy="false">−</mo>
            <msup>
              <mrow>
                <mo stretchy="false">(</mo>
                <mrow>
                  <mi mathvariant="italic">cov</mi>
                  <mrow>
                    <mo stretchy="false">(</mo>
                    <mrow>
                      <mi>x</mi>
                      <mi>,</mi>
                      <mi>z</mi>
                    </mrow>
                    <mo stretchy="false">)</mo>
                  </mrow>
                </mrow>
                <mo stretchy="false">)</mo>
              </mrow>
              <mn>2</mn>
            </msup>
          </mrow>
          <mo stretchy="false">=</mo>
          <mrow>
            <mrow>
              <mn>1</mn>
              <mo stretchy="false">+</mo>
              <msup>
                <mn>2r</mn>
                <mn>2</mn>
              </msup>
            </mrow>
            <mo stretchy="false">−</mo>
            <msup>
              <mi>r</mi>
              <mn>2</mn>
            </msup>
          </mrow>
        </mrow>
        <mo stretchy="false">=</mo>
        <mrow>
          <mn>1</mn>
          <mo stretchy="false">+</mo>
          <msup>
            <mi>r</mi>
            <mn>2.</mn>
          </msup>
        </mrow>
      </mrow>
    </mrow>
    <annotation encoding="StarMath 5.0">σ_xz^2=σ_x^2 σ_z^2+cov(x^2,z^2 )- (cov(x,z))^2=1+2r^2- r^2= 1+r^2.</annotation>
  </semantics>
</math>
</file>

<file path=Object 8/content.xml><?xml version="1.0" encoding="utf-8"?>
<math xmlns="http://www.w3.org/1998/Math/MathML">
  <semantics>
    <mrow>
      <mrow>
        <msubsup>
          <mi>σ</mi>
          <mi>y</mi>
          <mn>2</mn>
        </msubsup>
        <mo stretchy="false">=</mo>
        <msubsup>
          <mi>b</mi>
          <mn>1</mn>
          <mn>2</mn>
        </msubsup>
      </mrow>
      <mrow>
        <msubsup>
          <mi>σ</mi>
          <mi>x</mi>
          <mn>2</mn>
        </msubsup>
        <mo stretchy="false">+</mo>
        <msubsup>
          <mi>b</mi>
          <mn>2</mn>
          <mn>2</mn>
        </msubsup>
      </mrow>
      <mrow>
        <msubsup>
          <mi>σ</mi>
          <mi>z</mi>
          <mn>2</mn>
        </msubsup>
        <mo stretchy="false">+</mo>
        <msubsup>
          <mi>b</mi>
          <mn>3</mn>
          <mn>2</mn>
        </msubsup>
      </mrow>
      <mrow>
        <msubsup>
          <mi>σ</mi>
          <mi mathvariant="italic">xz</mi>
          <mn>2</mn>
        </msubsup>
        <mo stretchy="false">+</mo>
        <mn>2</mn>
      </mrow>
      <msub>
        <mi>b</mi>
        <mn>1</mn>
      </msub>
      <msub>
        <mi>b</mi>
        <mn>2</mn>
      </msub>
      <msub>
        <mi mathvariant="italic">rσ</mi>
        <mi>x</mi>
      </msub>
      <mrow>
        <mrow>
          <msub>
            <mi>σ</mi>
            <mi>z</mi>
          </msub>
          <mo stretchy="false">+</mo>
          <msubsup>
            <mi>σ</mi>
            <mi>ϵ</mi>
            <mn>2</mn>
          </msubsup>
        </mrow>
        <mo stretchy="false">=</mo>
        <mrow>
          <mrow>
            <msubsup>
              <mi>b</mi>
              <mn>1</mn>
              <mn>2</mn>
            </msubsup>
            <mo stretchy="false">+</mo>
            <msubsup>
              <mi>b</mi>
              <mn>2</mn>
              <mn>2</mn>
            </msubsup>
          </mrow>
          <mo stretchy="false">+</mo>
          <mrow>
            <mo stretchy="false">(</mo>
            <mrow>
              <mrow>
                <mn>1</mn>
                <mo stretchy="false">+</mo>
                <msup>
                  <mi>r</mi>
                  <mn>2</mn>
                </msup>
              </mrow>
            </mrow>
            <mo stretchy="false">)</mo>
          </mrow>
        </mrow>
      </mrow>
      <mrow>
        <msubsup>
          <mi>b</mi>
          <mn>3</mn>
          <mn>2</mn>
        </msubsup>
        <mo stretchy="false">+</mo>
        <mn>2</mn>
      </mrow>
      <msub>
        <mi>b</mi>
        <mn>1</mn>
      </msub>
      <msub>
        <mi>b</mi>
        <mn>2</mn>
      </msub>
      <mrow>
        <mi>r</mi>
        <mo stretchy="false">+</mo>
        <msubsup>
          <mi>σ</mi>
          <mi>ϵ</mi>
          <mn>2.</mn>
        </msubsup>
      </mrow>
    </mrow>
    <annotation encoding="StarMath 5.0">σ_y^2=b_1^2 σ_x^2+ b_2^2 σ_z^2+ b_3^2 σ_xz^2+2 b_1 b_2 rσ_x σ_z+σ_ϵ^2 =
 b_1^2+ b_2^2+(1+r^2)b_3^2+2 b_1 b_2 r+ σ_ϵ^2.</annotation>
  </semantics>
</math>
</file>

<file path=Object 9/content.xml><?xml version="1.0" encoding="utf-8"?>
<math xmlns="http://www.w3.org/1998/Math/MathML">
  <semantics>
    <mrow>
      <mrow>
        <msub>
          <mi>β</mi>
          <mn>1</mn>
        </msub>
        <mo stretchy="false">=</mo>
        <msub>
          <mi>b</mi>
          <mn>1</mn>
        </msub>
      </mrow>
      <mrow>
        <mrow>
          <msub>
            <mi>σ</mi>
            <mi>x</mi>
          </msub>
          <mo stretchy="false">/</mo>
          <msub>
            <mi>σ</mi>
            <mi>y</mi>
          </msub>
        </mrow>
        <mo stretchy="false">=</mo>
        <msub>
          <mi>b</mi>
          <mn>1</mn>
        </msub>
      </mrow>
      <mrow>
        <mn>1</mn>
        <mo stretchy="false">/</mo>
        <mi>√</mi>
      </mrow>
      <mrow>
        <mo stretchy="false">[</mo>
        <mrow>
          <mrow>
            <mrow>
              <msubsup>
                <mi>b</mi>
                <mn>1</mn>
                <mn>2</mn>
              </msubsup>
              <mo stretchy="false">+</mo>
              <msubsup>
                <mi>b</mi>
                <mn>2</mn>
                <mn>2</mn>
              </msubsup>
            </mrow>
            <mo stretchy="false">+</mo>
            <mrow>
              <mo stretchy="false">(</mo>
              <mrow>
                <mrow>
                  <mn>1</mn>
                  <mo stretchy="false">+</mo>
                  <msup>
                    <mi>r</mi>
                    <mn>2</mn>
                  </msup>
                </mrow>
              </mrow>
              <mo stretchy="false">)</mo>
            </mrow>
          </mrow>
          <mrow>
            <msubsup>
              <mi>b</mi>
              <mn>3</mn>
              <mn>2</mn>
            </msubsup>
            <mo stretchy="false">+</mo>
            <mn>2</mn>
          </mrow>
          <msub>
            <mi>b</mi>
            <mn>1</mn>
          </msub>
          <msub>
            <mi>b</mi>
            <mn>2</mn>
          </msub>
          <mrow>
            <mi>r</mi>
            <mo stretchy="false">+</mo>
            <msubsup>
              <mi>σ</mi>
              <mi>ϵ</mi>
              <mn>2</mn>
            </msubsup>
          </mrow>
        </mrow>
        <mo stretchy="false">]</mo>
      </mrow>
    </mrow>
    <annotation encoding="StarMath 5.0">β_1=b_1  σ_x/σ_y =b_1  1/√[b_1^2+ b_2^2+(1+r^2)b_3^2+2 b_1 b_2 r+ σ_ϵ^2]</annotation>
  </semantics>
</math>
</file>